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60">
      <style:text-properties style:text-position="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  <style:text-properties style:text-position=""/>
    </style:style>
    <style:style style:name="ce6" style:family="table-cell" style:parent-style-name="Default" style:data-style-name="N124">
      <style:text-properties style:text-position="" fo:font-weight="bold" style:font-weight-asian="bold" style:font-weight-complex="bold"/>
    </style:style>
    <style:style style:name="ce7" style:family="table-cell" style:parent-style-name="Default" style:data-style-name="N123">
      <style:text-properties style:text-position=""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60"/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83caff"/>
    </style:style>
    <style:style style:name="ce13" style:family="table-cell" style:parent-style-name="Default" style:data-style-name="N124">
      <style:text-properties fo:font-weight="bold" style:font-weight-asian="bold" style:font-weight-complex="bold"/>
    </style:style>
    <style:style style:name="ce14" style:family="table-cell" style:parent-style-name="Default" style:data-style-name="N123">
      <style:text-properties fo:font-weight="bold" style:font-weight-asian="bold" style:font-weight-complex="bold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-0.6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8"/>
          <table:table-cell table:style-name="ce1" office:value-type="string" calcext:value-type="string">
            <text:p>Thrust azimuth angle is constant = </text:p>
          </table:table-cell>
          <table:table-cell table:number-columns-repeated="2"/>
          <table:table-cell table:style-name="ce6" office:value-type="float" office:value="-0.299" calcext:value-type="float">
            <text:p>-0.2990</text:p>
          </table:table-cell>
        </table:table-row>
        <table:table-row table:style-name="ro1">
          <table:table-cell table:style-name="ce1" office:value-type="string" calcext:value-type="string">
            <text:p>Gravity</text:p>
          </table:table-cell>
          <table:table-cell/>
          <table:table-cell table:style-name="ce1" office:value-type="string" calcext:value-type="string">
            <text:p>Latitude = 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ongitude = </text:p>
          </table:table-cell>
          <table:table-cell table:style-name="ce1" office:value-type="float" office:value="74.5" calcext:value-type="float">
            <text:p>74.5</text:p>
          </table:table-cell>
          <table:table-cell table:style-name="ce1" office:value-type="string" calcext:value-type="string">
            <text:p>FPA = 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Azimuth = 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Starting Velocity = </text:p>
          </table:table-cell>
          <table:table-cell/>
          <table:table-cell table:style-name="ce1" office:value-type="float" office:value="0.00001" calcext:value-type="float">
            <text:p>0.00001</text:p>
          </table:table-cell>
          <table:table-cell/>
          <table:table-cell table:style-name="ce1" office:value-type="string" calcext:value-type="string">
            <text:p>Thrust elevation angle is constant = </text:p>
          </table:table-cell>
          <table:table-cell table:number-columns-repeated="2"/>
          <table:table-cell table:style-name="ce7" office:value-type="float" office:value="-0.184" calcext:value-type="float">
            <text:p>-0.184</text:p>
          </table:table-cell>
        </table:table-row>
        <table:table-row table:style-name="ro1">
          <table:table-cell table:style-name="ce1" office:value-type="string" calcext:value-type="string">
            <text:p>Drag</text:p>
          </table:table-cell>
          <table:table-cell/>
          <table:table-cell table:style-name="ce1" table:number-columns-repeated="4"/>
          <table:table-cell table:style-name="ce1" office:value-type="string" calcext:value-type="string">
            <text:p>Ascent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End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After 0.2 sec'.C4]" office:value-type="string" office:string-value="Altitude = " calcext:value-type="string">
            <text:p>Altitude = </text:p>
          </table:table-cell>
          <table:table-cell table:style-name="ce1" table:formula="of:=['After 0.2 sec'.D4]" office:value-type="string" office:string-value="-0.6 km MOLA" calcext:value-type="string">
            <text:p>-0.6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After 0.2 sec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After 0.2 sec'.R4]" office:value-type="float" office:value="-0.299" calcext:value-type="float">
            <text:p>-0.2990</text:p>
          </table:table-cell>
          <table:table-cell table:number-columns-repeated="2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After 0.2 sec'.C5]" office:value-type="string" office:string-value="Latitude = " calcext:value-type="string">
            <text:p>Latitude = </text:p>
          </table:table-cell>
          <table:table-cell table:style-name="ce1" table:formula="of:=['After 0.2 sec'.D5]" office:value-type="float" office:value="0" calcext:value-type="float">
            <text:p>0</text:p>
          </table:table-cell>
          <table:table-cell table:style-name="ce1" table:formula="of:=['After 0.2 sec'.E5]" office:value-type="string" office:string-value="Longitude = " calcext:value-type="string">
            <text:p>Longitude = </text:p>
          </table:table-cell>
          <table:table-cell table:style-name="ce1" table:formula="of:=['After 0.2 sec'.F5]" office:value-type="float" office:value="74.5" calcext:value-type="float">
            <text:p>74.5</text:p>
          </table:table-cell>
          <table:table-cell table:style-name="ce1" table:formula="of:=['After 0.2 sec'.G5]" office:value-type="string" office:string-value="FPA = " calcext:value-type="string">
            <text:p>FPA = </text:p>
          </table:table-cell>
          <table:table-cell table:style-name="ce1" table:formula="of:=['After 0.2 sec'.H5]" office:value-type="float" office:value="89" calcext:value-type="float">
            <text:p>89</text:p>
          </table:table-cell>
          <table:table-cell table:style-name="ce1" table:formula="of:=['After 0.2 sec'.I5]" office:value-type="string" office:string-value="Azimuth = " calcext:value-type="string">
            <text:p>Azimuth = </text:p>
          </table:table-cell>
          <table:table-cell table:style-name="ce1" table:formula="of:=['After 0.2 sec'.J5]" office:value-type="float" office:value="90" calcext:value-type="float">
            <text:p>90</text:p>
          </table:table-cell>
          <table:table-cell table:style-name="ce1" table:formula="of:=['After 0.2 sec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0.2 sec'.M5]" office:value-type="float" office:value="0.00001" calcext:value-type="float">
            <text:p>0.00001</text:p>
          </table:table-cell>
          <table:table-cell table:style-name="ce1"/>
          <table:table-cell table:style-name="ce1" table:formula="of:=['After 0.2 sec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After 0.2 sec'.R5]" office:value-type="float" office:value="-0.184" calcext:value-type="float">
            <text:p>-0.1840</text:p>
          </table:table-cell>
          <table:table-cell table:number-columns-repeated="2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 table:style-name="ce1" table:number-columns-repeated="5"/>
          <table:table-cell table:style-name="ce1" table:formula="of:=['After 0.2 sec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-2337.42082884261" calcext:value-type="float">
            <text:p>-2337.4208288426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-2337.42082884261" calcext:value-type="float">
            <text:p>-2337.420828842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337.42052546761" calcext:value-type="float">
            <text:p>-2337.4205254676</text:p>
          </table:table-cell>
          <table:table-cell/>
          <table:table-cell table:formula="of:=[.M9]/[.O9]" office:value-type="float" office:value="-0" calcext:value-type="float">
            <text:p>0</text:p>
          </table:table-cell>
          <table:table-cell table:formula="of:=[.M9]-[.O9]" office:value-type="float" office:value="2337.42052546761" calcext:value-type="float">
            <text:p>2.3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413.76153778176" calcext:value-type="float">
            <text:p>1413.7615377818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413.76153778176" calcext:value-type="float">
            <text:p>1413.761537781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413.76079923632" calcext:value-type="float">
            <text:p>1413.7607992363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413.76079923632" calcext:value-type="float">
            <text:p>-1.41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621.36189473748" calcext:value-type="float">
            <text:p>2621.3618947375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621.36189473748" calcext:value-type="float">
            <text:p>2621.361894737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21.36216035742" calcext:value-type="float">
            <text:p>2621.3621603574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621.36216035742" calcext:value-type="float">
            <text:p>-2.62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1.31973479454544" calcext:value-type="float">
            <text:p>-1.3197347945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1.31973479454544" calcext:value-type="float">
            <text:p>-1.319734794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1.31973452285247" calcext:value-type="float">
            <text:p>-1.3197345229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1.31973452285247" calcext:value-type="float">
            <text:p>1.32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2.87688733764612" calcext:value-type="float">
            <text:p>-2.8768873376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2.87688733764612" calcext:value-type="float">
            <text:p>-2.876887337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2.87688782681059" calcext:value-type="float">
            <text:p>-2.8768878268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2.87688782681059" calcext:value-type="float">
            <text:p>2.88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522971540051031" calcext:value-type="float">
            <text:p>0.5229715401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522971540051031" calcext:value-type="float">
            <text:p>0.522971540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522971300292946" calcext:value-type="float">
            <text:p>0.5229713003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522971300292946" calcext:value-type="float">
            <text:p>-5.23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65.3288926391785" calcext:value-type="float">
            <text:p>65.3288926392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65.3288926391785" calcext:value-type="float">
            <text:p>65.328892639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2" calcext:value-type="float">
            <text:p>65.3288926392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65.3288926391782" calcext:value-type="float">
            <text:p>-6.53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33" calcext:value-type="float">
            <text:p>33</text:p>
          </table:table-cell>
          <table:table-cell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2" calcext:value-type="float">
            <text:p>0.0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337.42082884261" calcext:value-type="float">
            <text:p>-2337.4208288426</text:p>
          </table:table-cell>
          <table:table-cell/>
          <table:table-cell table:style-name="ce3" office:value-type="float" office:value="-2337.42052546761" calcext:value-type="float">
            <text:p>-2337.4205254676</text:p>
          </table:table-cell>
          <table:table-cell/>
          <table:table-cell table:style-name="ce3" office:value-type="float" office:value="1.00000012979051" calcext:value-type="float">
            <text:p>1.0000001298</text:p>
          </table:table-cell>
          <table:table-cell table:style-name="ce3" office:value-type="float" office:value="-0.00030337500402311" calcext:value-type="float">
            <text:p>-0.00030337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413.76153778176" calcext:value-type="float">
            <text:p>1413.7615377818</text:p>
          </table:table-cell>
          <table:table-cell/>
          <table:table-cell table:style-name="ce3" office:value-type="float" office:value="1413.76079923632" calcext:value-type="float">
            <text:p>1413.7607992363</text:p>
          </table:table-cell>
          <table:table-cell/>
          <table:table-cell table:style-name="ce3" office:value-type="float" office:value="1.00000052239774" calcext:value-type="float">
            <text:p>1.0000005224</text:p>
          </table:table-cell>
          <table:table-cell table:style-name="ce3" office:value-type="float" office:value="0.00073854544484675" calcext:value-type="float">
            <text:p>0.0007385454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21.36189473748" calcext:value-type="float">
            <text:p>2621.3618947375</text:p>
          </table:table-cell>
          <table:table-cell/>
          <table:table-cell table:style-name="ce3" office:value-type="float" office:value="2621.36216035742" calcext:value-type="float">
            <text:p>2621.3621603574</text:p>
          </table:table-cell>
          <table:table-cell/>
          <table:table-cell table:style-name="ce3" office:value-type="float" office:value="0.999999898671025" calcext:value-type="float">
            <text:p>0.9999998987</text:p>
          </table:table-cell>
          <table:table-cell table:style-name="ce3" office:value-type="float" office:value="-0.000265619940364559" calcext:value-type="float">
            <text:p>-0.000265619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1.31973479454544" calcext:value-type="float">
            <text:p>-1.3197347945</text:p>
          </table:table-cell>
          <table:table-cell/>
          <table:table-cell table:style-name="ce3" office:value-type="float" office:value="-1.31973452285247" calcext:value-type="float">
            <text:p>-1.3197345229</text:p>
          </table:table-cell>
          <table:table-cell/>
          <table:table-cell table:style-name="ce3" office:value-type="float" office:value="1.00000020586942" calcext:value-type="float">
            <text:p>1.0000002059</text:p>
          </table:table-cell>
          <table:table-cell table:style-name="ce3" office:value-type="float" office:value="-0.000000271692975450932" calcext:value-type="float">
            <text:p>-2.71692975450932E-00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2.87688733764612" calcext:value-type="float">
            <text:p>-2.8768873376</text:p>
          </table:table-cell>
          <table:table-cell/>
          <table:table-cell table:style-name="ce3" office:value-type="float" office:value="-2.87688782681059" calcext:value-type="float">
            <text:p>-2.8768878268</text:p>
          </table:table-cell>
          <table:table-cell/>
          <table:table-cell table:style-name="ce3" office:value-type="float" office:value="0.999999829967483" calcext:value-type="float">
            <text:p>0.99999983</text:p>
          </table:table-cell>
          <table:table-cell table:style-name="ce3" office:value-type="float" office:value="0.000000489164477368575" calcext:value-type="float">
            <text:p>4.89164477368575E-0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522971540051031" calcext:value-type="float">
            <text:p>0.5229715401</text:p>
          </table:table-cell>
          <table:table-cell/>
          <table:table-cell table:style-name="ce3" office:value-type="float" office:value="0.522971300292946" calcext:value-type="float">
            <text:p>0.5229713003</text:p>
          </table:table-cell>
          <table:table-cell/>
          <table:table-cell table:style-name="ce3" office:value-type="float" office:value="1.00000045845362" calcext:value-type="float">
            <text:p>1.0000004585</text:p>
          </table:table-cell>
          <table:table-cell table:style-name="ce3" office:value-type="float" office:value="0.000000239758084608077" calcext:value-type="float">
            <text:p>2.39758084608077E-00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5" calcext:value-type="float">
            <text:p>65.3288926392</text:p>
          </table:table-cell>
          <table:table-cell/>
          <table:table-cell table:style-name="ce3" office:value-type="float" office:value="65.3288926391782" calcext:value-type="float">
            <text:p>65.328892639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227373675443232" calcext:value-type="float">
            <text:p>2.2737367544323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337.42082884261" calcext:value-type="float">
            <text:p>-2337.420828842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337.42052546761" calcext:value-type="float">
            <text:p>-2337.4205254676</text:p>
          </table:table-cell>
          <table:table-cell/>
          <table:table-cell table:formula="of:=[.M33]/[.O33]" office:value-type="float" office:value="-0" calcext:value-type="float">
            <text:p>0</text:p>
          </table:table-cell>
          <table:table-cell table:formula="of:=[.M33]-[.O33]" office:value-type="float" office:value="2337.42052546761" calcext:value-type="float">
            <text:p>2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413.76153778176" calcext:value-type="float">
            <text:p>1413.761537781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413.76079923632" calcext:value-type="float">
            <text:p>1413.7607992363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1413.76079923632" calcext:value-type="float">
            <text:p>-1.41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21.36189473748" calcext:value-type="float">
            <text:p>2621.361894737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21.36216035742" calcext:value-type="float">
            <text:p>2621.3621603574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2621.36216035742" calcext:value-type="float">
            <text:p>-2.62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1.31973479454544" calcext:value-type="float">
            <text:p>-1.319734794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1.31973452285247" calcext:value-type="float">
            <text:p>-1.3197345229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1.31973452285247" calcext:value-type="float">
            <text:p>1.32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2.87688733764612" calcext:value-type="float">
            <text:p>-2.876887337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2.87688782681059" calcext:value-type="float">
            <text:p>-2.8768878268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2.87688782681059" calcext:value-type="float">
            <text:p>2.88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522971540051031" calcext:value-type="float">
            <text:p>0.522971540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522971300292946" calcext:value-type="float">
            <text:p>0.5229713003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0.522971300292946" calcext:value-type="float">
            <text:p>-5.23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5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2" calcext:value-type="float">
            <text:p>65.3288926392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65.3288926391782" calcext:value-type="float">
            <text:p>-6.53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337.42082884261" calcext:value-type="float">
            <text:p>-2337.420828842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413.76153778176" calcext:value-type="float">
            <text:p>1413.761537781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21.36189473748" calcext:value-type="float">
            <text:p>2621.361894737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1.31973479454544" calcext:value-type="float">
            <text:p>-1.319734794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2.87688733764612" calcext:value-type="float">
            <text:p>-2.876887337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522971540051031" calcext:value-type="float">
            <text:p>0.522971540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5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337.42052546761" calcext:value-type="float">
            <text:p>-2337.4205254676</text:p>
          </table:table-cell>
          <table:table-cell/>
          <table:table-cell table:formula="of:=[.M69]/[.O69]" office:value-type="float" office:value="-0" calcext:value-type="float">
            <text:p>0</text:p>
          </table:table-cell>
          <table:table-cell table:formula="of:=[.M69]-[.O69]" office:value-type="float" office:value="2337.42052546761" calcext:value-type="float">
            <text:p>2.3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413.76079923632" calcext:value-type="float">
            <text:p>1413.7607992363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1413.76079923632" calcext:value-type="float">
            <text:p>-1.41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21.36216035742" calcext:value-type="float">
            <text:p>2621.3621603574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2621.36216035742" calcext:value-type="float">
            <text:p>-2.62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1.31973452285247" calcext:value-type="float">
            <text:p>-1.3197345229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1.31973452285247" calcext:value-type="float">
            <text:p>1.32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2.87688782681059" calcext:value-type="float">
            <text:p>-2.8768878268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2.87688782681059" calcext:value-type="float">
            <text:p>2.88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522971300292946" calcext:value-type="float">
            <text:p>0.5229713003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0.522971300292946" calcext:value-type="float">
            <text:p>-5.23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2" calcext:value-type="float">
            <text:p>65.3288926392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65.3288926391782" calcext:value-type="float">
            <text:p>-6.53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nd tol. 1e-10" table:style-name="ta1">
        <table:table-column table:style-name="co1" table:number-columns-repeated="17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row table:style-name="ro1">
          <table:table-cell/>
          <table:table-cell table:style-name="ce8" office:value-type="string" calcext:value-type="string">
            <text:p>TSI</text:p>
          </table:table-cell>
          <table:table-cell table:style-name="ce8" office:value-type="string" calcext:value-type="string">
            <text:p>RKF78</text:p>
          </table:table-cell>
          <table:table-cell table:style-name="ce8" office:value-type="string" calcext:value-type="string">
            <text:p>RKF45</text:p>
          </table:table-cell>
          <table:table-cell table:style-name="ce8" office:value-type="string" calcext:value-type="string">
            <text:p>DP8(7)</text:p>
          </table:table-cell>
          <table:table-cell table:number-columns-repeated="2"/>
          <table:table-cell table:style-name="ce8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9" office:value-type="float" office:value="0.0000000001" calcext:value-type="float">
            <text:p>1.00E-010</text:p>
          </table:table-cell>
          <table:table-cell table:style-name="ce9" table:formula="of:=[.B2]" office:value-type="float" office:value="0.0000000001" calcext:value-type="float">
            <text:p>1.00E-010</text:p>
          </table:table-cell>
          <table:table-cell table:style-name="ce9" table:formula="of:=[.C2]" office:value-type="float" office:value="0.0000000001" calcext:value-type="float">
            <text:p>1.00E-010</text:p>
          </table:table-cell>
          <table:table-cell table:style-name="ce9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12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8" table:formula="of:=['End tol. 1e-8'.A4]" office:value-type="string" office:string-value="Thrust" calcext:value-type="string">
            <text:p>Thrust</text:p>
          </table:table-cell>
          <table:table-cell table:style-name="ce8"/>
          <table:table-cell table:style-name="ce8" table:formula="of:=['End tol. 1e-8'.C4]" office:value-type="string" office:string-value="Altitude = " calcext:value-type="string">
            <text:p>Altitude = </text:p>
          </table:table-cell>
          <table:table-cell table:style-name="ce8" table:formula="of:=['End tol. 1e-8'.D4]" office:value-type="string" office:string-value="-0.6 km MOLA" calcext:value-type="string">
            <text:p>-0.6 km MOLA</text:p>
          </table:table-cell>
          <table:table-cell table:style-name="ce8" table:formula="of:=['End tol. 1e-8'.E4]" office:value-type="string" office:string-value="TSI Order = " calcext:value-type="string">
            <text:p>TSI Order = </text:p>
          </table:table-cell>
          <table:table-cell table:style-name="ce8" table:formula="of:=['End tol. 1e-8'.F4]" office:value-type="float" office:value="20" calcext:value-type="float">
            <text:p>20</text:p>
          </table:table-cell>
          <table:table-cell table:style-name="ce8" table:number-columns-repeated="8"/>
          <table:table-cell table:style-name="ce8" table:formula="of:=['End tol. 1e-8'.O4]" office:value-type="string" office:string-value="Thrust azimuth angle is constant = " calcext:value-type="string">
            <text:p>Thrust azimuth angle is constant = </text:p>
          </table:table-cell>
          <table:table-cell table:style-name="ce8" table:number-columns-repeated="2"/>
          <table:table-cell table:style-name="ce13" table:formula="of:=['End tol. 1e-8'.R4]" office:value-type="float" office:value="-0.299" calcext:value-type="float">
            <text:p>-0.2990</text:p>
          </table:table-cell>
          <table:table-cell table:number-columns-repeated="2"/>
        </table:table-row>
        <table:table-row table:style-name="ro1">
          <table:table-cell table:style-name="ce8" table:formula="of:=['End tol. 1e-8'.A5]" office:value-type="string" office:string-value="Gravity" calcext:value-type="string">
            <text:p>Gravity</text:p>
          </table:table-cell>
          <table:table-cell table:style-name="ce8"/>
          <table:table-cell table:style-name="ce8" table:formula="of:=['End tol. 1e-8'.C5]" office:value-type="string" office:string-value="Latitude = " calcext:value-type="string">
            <text:p>Latitude = </text:p>
          </table:table-cell>
          <table:table-cell table:style-name="ce8" table:formula="of:=['End tol. 1e-8'.D5]" office:value-type="float" office:value="0" calcext:value-type="float">
            <text:p>0</text:p>
          </table:table-cell>
          <table:table-cell table:style-name="ce8" table:formula="of:=['End tol. 1e-8'.E5]" office:value-type="string" office:string-value="Longitude = " calcext:value-type="string">
            <text:p>Longitude = </text:p>
          </table:table-cell>
          <table:table-cell table:style-name="ce8" table:formula="of:=['End tol. 1e-8'.F5]" office:value-type="float" office:value="74.5" calcext:value-type="float">
            <text:p>74.5</text:p>
          </table:table-cell>
          <table:table-cell table:style-name="ce8" table:formula="of:=['End tol. 1e-8'.G5]" office:value-type="string" office:string-value="FPA = " calcext:value-type="string">
            <text:p>FPA = </text:p>
          </table:table-cell>
          <table:table-cell table:style-name="ce8" table:formula="of:=['End tol. 1e-8'.H5]" office:value-type="float" office:value="89" calcext:value-type="float">
            <text:p>89</text:p>
          </table:table-cell>
          <table:table-cell table:style-name="ce8" table:formula="of:=['End tol. 1e-8'.I5]" office:value-type="string" office:string-value="Azimuth = " calcext:value-type="string">
            <text:p>Azimuth = </text:p>
          </table:table-cell>
          <table:table-cell table:style-name="ce8" table:formula="of:=['End tol. 1e-8'.J5]" office:value-type="float" office:value="90" calcext:value-type="float">
            <text:p>90</text:p>
          </table:table-cell>
          <table:table-cell table:style-name="ce8" table:formula="of:=['End tol. 1e-8'.K5]" office:value-type="string" office:string-value="Starting Velocity = " calcext:value-type="string">
            <text:p>Starting Velocity = </text:p>
          </table:table-cell>
          <table:table-cell table:style-name="ce8"/>
          <table:table-cell table:style-name="ce8" table:formula="of:=['End tol. 1e-8'.M5]" office:value-type="float" office:value="0.00001" calcext:value-type="float">
            <text:p>0.00001</text:p>
          </table:table-cell>
          <table:table-cell table:style-name="ce8"/>
          <table:table-cell table:style-name="ce8" table:formula="of:=['End tol. 1e-8'.O5]" office:value-type="string" office:string-value="Thrust elevation angle is constant = " calcext:value-type="string">
            <text:p>Thrust elevation angle is constant = </text:p>
          </table:table-cell>
          <table:table-cell table:style-name="ce8" table:number-columns-repeated="2"/>
          <table:table-cell table:style-name="ce13" table:formula="of:=['End tol. 1e-8'.R5]" office:value-type="float" office:value="-0.184" calcext:value-type="float">
            <text:p>-0.1840</text:p>
          </table:table-cell>
          <table:table-cell table:number-columns-repeated="2"/>
        </table:table-row>
        <table:table-row table:style-name="ro1">
          <table:table-cell table:style-name="ce8" table:formula="of:=['End tol. 1e-8'.A6]" office:value-type="string" office:string-value="Drag" calcext:value-type="string">
            <text:p>Drag</text:p>
          </table:table-cell>
          <table:table-cell table:style-name="ce8"/>
          <table:table-cell table:style-name="ce8" table:formula="of:=['End tol. 1e-8'.C6]" office:value-type="float" office:value="0" calcext:value-type="float">
            <text:p>0</text:p>
          </table:table-cell>
          <table:table-cell table:style-name="ce8" table:formula="of:=['End tol. 1e-8'.D6]" office:value-type="float" office:value="0" calcext:value-type="float">
            <text:p>0</text:p>
          </table:table-cell>
          <table:table-cell table:style-name="ce8" table:formula="of:=['End tol. 1e-8'.E6]" office:value-type="float" office:value="0" calcext:value-type="float">
            <text:p>0</text:p>
          </table:table-cell>
          <table:table-cell table:style-name="ce8"/>
          <table:table-cell table:style-name="ce8" table:formula="of:=['End tol. 1e-8'.G6]" office:value-type="string" office:string-value="Ascent" calcext:value-type="string">
            <text:p>Ascent</text:p>
          </table:table-cell>
          <table:table-cell table:style-name="ce8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8" office:value-type="string" calcext:value-type="string">
            <text:p>TSI</text:p>
          </table:table-cell>
          <table:table-cell/>
          <table:table-cell table:style-name="ce8" office:value-type="string" calcext:value-type="string">
            <text:p>RK4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4"/>
          <table:table-cell table:style-name="ce8" office:value-type="string" calcext:value-type="string">
            <text:p>RK4</text:p>
          </table:table-cell>
          <table:table-cell/>
          <table:table-cell table:style-name="ce8" office:value-type="string" calcext:value-type="string">
            <text:p>RKF78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10" office:value-type="float" office:value="-2337.54062010919" calcext:value-type="float">
            <text:p>-2337.5406201092</text:p>
          </table:table-cell>
          <table:table-cell/>
          <table:table-cell table:style-name="ce11" table:formula="of:=['End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-2337.54062010919" calcext:value-type="float">
            <text:p>-2337.540620109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F9]" office:value-type="float" office:value="0" calcext:value-type="float">
            <text:p>0</text:p>
          </table:table-cell>
          <table:table-cell/>
          <table:table-cell table:style-name="ce11" table:formula="of:=[.F21]" office:value-type="float" office:value="-2337.54061986687" calcext:value-type="float">
            <text:p>-2337.5406198669</text:p>
          </table:table-cell>
          <table:table-cell/>
          <table:table-cell table:formula="of:=[.M9]/[.O9]" office:value-type="float" office:value="-0" calcext:value-type="float">
            <text:p>0</text:p>
          </table:table-cell>
          <table:table-cell table:formula="of:=[.M9]-[.O9]" office:value-type="float" office:value="2337.54061986687" calcext:value-type="float">
            <text:p>2.34E+003</text:p>
          </table:table-cell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10" office:value-type="float" office:value="1413.48246030775" calcext:value-type="float">
            <text:p>1413.4824603078</text:p>
          </table:table-cell>
          <table:table-cell/>
          <table:table-cell table:style-name="ce11" table:formula="of:=['End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413.48246030775" calcext:value-type="float">
            <text:p>1413.482460307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F10]" office:value-type="float" office:value="0" calcext:value-type="float">
            <text:p>0</text:p>
          </table:table-cell>
          <table:table-cell/>
          <table:table-cell table:style-name="ce11" table:formula="of:=[.F22]" office:value-type="float" office:value="1413.48247143759" calcext:value-type="float">
            <text:p>1413.4824714376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413.48247143759" calcext:value-type="float">
            <text:p>-1.41E+003</text:p>
          </table:table-cell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10" office:value-type="float" office:value="2621.40557406554" calcext:value-type="float">
            <text:p>2621.4055740655</text:p>
          </table:table-cell>
          <table:table-cell/>
          <table:table-cell table:style-name="ce11" table:formula="of:=['End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621.40557406554" calcext:value-type="float">
            <text:p>2621.405574065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F11]" office:value-type="float" office:value="0" calcext:value-type="float">
            <text:p>0</text:p>
          </table:table-cell>
          <table:table-cell/>
          <table:table-cell table:style-name="ce11" table:formula="of:=[.F23]" office:value-type="float" office:value="2621.40557664498" calcext:value-type="float">
            <text:p>2621.405576645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621.40557664498" calcext:value-type="float">
            <text:p>-2.62E+003</text:p>
          </table:table-cell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10" office:value-type="float" office:value="-1.31956335371414" calcext:value-type="float">
            <text:p>-1.3195633537</text:p>
          </table:table-cell>
          <table:table-cell/>
          <table:table-cell table:style-name="ce11" table:formula="of:=['End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1.31956335371414" calcext:value-type="float">
            <text:p>-1.319563353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F12]" office:value-type="float" office:value="0" calcext:value-type="float">
            <text:p>0</text:p>
          </table:table-cell>
          <table:table-cell/>
          <table:table-cell table:style-name="ce11" table:formula="of:=[.F24]" office:value-type="float" office:value="-1.31956335745214" calcext:value-type="float">
            <text:p>-1.3195633575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1.31956335745214" calcext:value-type="float">
            <text:p>1.32E+000</text:p>
          </table:table-cell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10" office:value-type="float" office:value="-2.87700274607572" calcext:value-type="float">
            <text:p>-2.8770027461</text:p>
          </table:table-cell>
          <table:table-cell/>
          <table:table-cell table:style-name="ce11" table:formula="of:=['End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2.87700274607572" calcext:value-type="float">
            <text:p>-2.877002746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F13]" office:value-type="float" office:value="0" calcext:value-type="float">
            <text:p>0</text:p>
          </table:table-cell>
          <table:table-cell/>
          <table:table-cell table:style-name="ce11" table:formula="of:=[.F25]" office:value-type="float" office:value="-2.87700273754681" calcext:value-type="float">
            <text:p>-2.8770027375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2.87700273754681" calcext:value-type="float">
            <text:p>2.88E+000</text:p>
          </table:table-cell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10" office:value-type="float" office:value="0.522776392413861" calcext:value-type="float">
            <text:p>0.5227763924</text:p>
          </table:table-cell>
          <table:table-cell/>
          <table:table-cell table:style-name="ce11" table:formula="of:=['End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522776392413861" calcext:value-type="float">
            <text:p>0.522776392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F14]" office:value-type="float" office:value="0" calcext:value-type="float">
            <text:p>0</text:p>
          </table:table-cell>
          <table:table-cell/>
          <table:table-cell table:style-name="ce11" table:formula="of:=[.F26]" office:value-type="float" office:value="0.5227763982307" calcext:value-type="float">
            <text:p>0.5227763982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5227763982307" calcext:value-type="float">
            <text:p>-5.23E-001</text:p>
          </table:table-cell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10" office:value-type="float" office:value="65.3288926391783" calcext:value-type="float">
            <text:p>65.3288926392</text:p>
          </table:table-cell>
          <table:table-cell/>
          <table:table-cell table:style-name="ce11" table:formula="of:=['End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65.3288926391783" calcext:value-type="float">
            <text:p>65.328892639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F15]" office:value-type="float" office:value="0" calcext:value-type="float">
            <text:p>0</text:p>
          </table:table-cell>
          <table:table-cell/>
          <table:table-cell table:style-name="ce11" table:formula="of:=[.F27]" office:value-type="float" office:value="65.3288926391782" calcext:value-type="float">
            <text:p>65.3288926392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65.3288926391782" calcext:value-type="float">
            <text:p>-6.53E+001</text:p>
          </table:table-cell>
          <table:table-cell/>
          <table:table-cell table:style-name="ce10"/>
        </table:table-row>
        <table:table-row table:style-name="ro1">
          <table:table-cell table:number-columns-repeated="3"/>
          <table:table-cell table:style-name="ce10"/>
          <table:table-cell table:number-columns-repeated="16"/>
        </table:table-row>
        <table:table-row table:style-name="ro1">
          <table:table-cell/>
          <table:table-cell table:style-name="ce8" table:formula="of:=['End tol. 1e-8'.B17]" office:value-type="string" office:string-value="Steps taken" calcext:value-type="string">
            <text:p>Steps taken</text:p>
          </table:table-cell>
          <table:table-cell/>
          <table:table-cell table:style-name="ce8" office:value-type="float" office:value="36" calcext:value-type="float">
            <text:p>36</text:p>
          </table:table-cell>
          <table:table-cell/>
          <table:table-cell table:style-name="ce8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8" office:value-type="string" calcext:value-type="string">
            <text:p>Time (CPU sec)</text:p>
          </table:table-cell>
          <table:table-cell/>
          <table:table-cell table:style-name="ce8" office:value-type="float" office:value="0.02" calcext:value-type="float">
            <text:p>0.0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8" office:value-type="string" calcext:value-type="string">
            <text:p>TSI</text:p>
          </table:table-cell>
          <table:table-cell/>
          <table:table-cell table:style-name="ce8" office:value-type="string" calcext:value-type="string">
            <text:p>RKF78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4"/>
          <table:table-cell table:style-name="ce8" office:value-type="string" calcext:value-type="string">
            <text:p>RK4</text:p>
          </table:table-cell>
          <table:table-cell/>
          <table:table-cell table:style-name="ce8" office:value-type="string" calcext:value-type="string">
            <text:p>RKF45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D9]" office:value-type="float" office:value="-2337.54062010919" calcext:value-type="float">
            <text:p>-2337.5406201092</text:p>
          </table:table-cell>
          <table:table-cell/>
          <table:table-cell table:style-name="ce10" office:value-type="float" office:value="-2337.54061986687" calcext:value-type="float">
            <text:p>-2337.5406198669</text:p>
          </table:table-cell>
          <table:table-cell/>
          <table:table-cell table:style-name="ce10" office:value-type="float" office:value="1.00000000010366" calcext:value-type="float">
            <text:p>1.0000000001</text:p>
          </table:table-cell>
          <table:table-cell table:style-name="ce10" office:value-type="float" office:value="-0.0000002423107616778" calcext:value-type="float">
            <text:p>-2.423107616778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F9]" office:value-type="float" office:value="0" calcext:value-type="float">
            <text:p>0</text:p>
          </table:table-cell>
          <table:table-cell/>
          <table:table-cell table:style-name="ce11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D10]" office:value-type="float" office:value="1413.48246030775" calcext:value-type="float">
            <text:p>1413.4824603078</text:p>
          </table:table-cell>
          <table:table-cell/>
          <table:table-cell table:style-name="ce10" office:value-type="float" office:value="1413.48247143759" calcext:value-type="float">
            <text:p>1413.4824714376</text:p>
          </table:table-cell>
          <table:table-cell/>
          <table:table-cell table:style-name="ce10" office:value-type="float" office:value="0.999999992126399" calcext:value-type="float">
            <text:p>0.9999999921</text:p>
          </table:table-cell>
          <table:table-cell table:style-name="ce10" office:value-type="float" office:value="-0.0000111291963094118" calcext:value-type="float">
            <text:p>-1.11291963094118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F10]" office:value-type="float" office:value="0" calcext:value-type="float">
            <text:p>0</text:p>
          </table:table-cell>
          <table:table-cell/>
          <table:table-cell table:style-name="ce11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D11]" office:value-type="float" office:value="2621.40557406554" calcext:value-type="float">
            <text:p>2621.4055740655</text:p>
          </table:table-cell>
          <table:table-cell/>
          <table:table-cell table:style-name="ce10" office:value-type="float" office:value="2621.40557664498" calcext:value-type="float">
            <text:p>2621.405576645</text:p>
          </table:table-cell>
          <table:table-cell/>
          <table:table-cell table:style-name="ce10" office:value-type="float" office:value="0.999999999016045" calcext:value-type="float">
            <text:p>0.999999999</text:p>
          </table:table-cell>
          <table:table-cell table:style-name="ce10" office:value-type="float" office:value="-0.00000257934470937471" calcext:value-type="float">
            <text:p>-2.57934470937471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F11]" office:value-type="float" office:value="0" calcext:value-type="float">
            <text:p>0</text:p>
          </table:table-cell>
          <table:table-cell/>
          <table:table-cell table:style-name="ce11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D12]" office:value-type="float" office:value="-1.31956335371414" calcext:value-type="float">
            <text:p>-1.3195633537</text:p>
          </table:table-cell>
          <table:table-cell/>
          <table:table-cell table:style-name="ce10" office:value-type="float" office:value="-1.31956335745214" calcext:value-type="float">
            <text:p>-1.3195633575</text:p>
          </table:table-cell>
          <table:table-cell/>
          <table:table-cell table:style-name="ce10" office:value-type="float" office:value="0.999999997167411" calcext:value-type="float">
            <text:p>0.9999999972</text:p>
          </table:table-cell>
          <table:table-cell table:style-name="ce10" office:value-type="float" office:value="0.00000000373778075157816" calcext:value-type="float">
            <text:p>3.73778075157816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F12]" office:value-type="float" office:value="0" calcext:value-type="float">
            <text:p>0</text:p>
          </table:table-cell>
          <table:table-cell/>
          <table:table-cell table:style-name="ce11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D13]" office:value-type="float" office:value="-2.87700274607572" calcext:value-type="float">
            <text:p>-2.8770027461</text:p>
          </table:table-cell>
          <table:table-cell/>
          <table:table-cell table:style-name="ce10" office:value-type="float" office:value="-2.87700273754681" calcext:value-type="float">
            <text:p>-2.8770027375</text:p>
          </table:table-cell>
          <table:table-cell/>
          <table:table-cell table:style-name="ce10" office:value-type="float" office:value="1.00000000296435" calcext:value-type="float">
            <text:p>1.000000003</text:p>
          </table:table-cell>
          <table:table-cell table:style-name="ce10" office:value-type="float" office:value="-0.00000000852843173859696" calcext:value-type="float">
            <text:p>-8.52843173859696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F13]" office:value-type="float" office:value="0" calcext:value-type="float">
            <text:p>0</text:p>
          </table:table-cell>
          <table:table-cell/>
          <table:table-cell table:style-name="ce11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D14]" office:value-type="float" office:value="0.522776392413861" calcext:value-type="float">
            <text:p>0.5227763924</text:p>
          </table:table-cell>
          <table:table-cell/>
          <table:table-cell table:style-name="ce10" office:value-type="float" office:value="0.5227763982307" calcext:value-type="float">
            <text:p>0.5227763982</text:p>
          </table:table-cell>
          <table:table-cell/>
          <table:table-cell table:style-name="ce10" office:value-type="float" office:value="0.999999988873785" calcext:value-type="float">
            <text:p>0.9999999889</text:p>
          </table:table-cell>
          <table:table-cell table:style-name="ce10" office:value-type="float" office:value="-0.00000000581652237485741" calcext:value-type="float">
            <text:p>-5.81652237485741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F14]" office:value-type="float" office:value="0" calcext:value-type="float">
            <text:p>0</text:p>
          </table:table-cell>
          <table:table-cell/>
          <table:table-cell table:style-name="ce11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D15]" office:value-type="float" office:value="65.3288926391783" calcext:value-type="float">
            <text:p>65.3288926392</text:p>
          </table:table-cell>
          <table:table-cell/>
          <table:table-cell table:style-name="ce10" office:value-type="float" office:value="65.3288926391782" calcext:value-type="float">
            <text:p>65.3288926392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00000000000028421709430404" calcext:value-type="float">
            <text:p>2.842170943040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F15]" office:value-type="float" office:value="0" calcext:value-type="float">
            <text:p>0</text:p>
          </table:table-cell>
          <table:table-cell/>
          <table:table-cell table:style-name="ce11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8" table:formula="of:=['End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8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/>
          <table:table-cell table:style-name="ce8" office:value-type="string" calcext:value-type="string">
            <text:p>Time (CPU sec)</text:p>
          </table:table-cell>
          <table:table-cell table:number-columns-repeated="3"/>
          <table:table-cell table:style-name="ce8" office:value-type="float" office:value="33" calcext:value-type="float">
            <text:p>33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8" office:value-type="string" calcext:value-type="string">
            <text:p>TSI</text:p>
          </table:table-cell>
          <table:table-cell/>
          <table:table-cell table:style-name="ce8" office:value-type="string" calcext:value-type="string">
            <text:p>RKF45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4"/>
          <table:table-cell table:style-name="ce8" office:value-type="string" calcext:value-type="string">
            <text:p>RKF45</text:p>
          </table:table-cell>
          <table:table-cell/>
          <table:table-cell table:style-name="ce8" office:value-type="string" calcext:value-type="string">
            <text:p>RKF78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D9]" office:value-type="float" office:value="-2337.54062010919" calcext:value-type="float">
            <text:p>-2337.5406201092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F33]" office:value-type="float" office:value="0" calcext:value-type="float">
            <text:p>0</text:p>
          </table:table-cell>
          <table:table-cell/>
          <table:table-cell table:style-name="ce11" table:formula="of:=[.F21]" office:value-type="float" office:value="-2337.54061986687" calcext:value-type="float">
            <text:p>-2337.5406198669</text:p>
          </table:table-cell>
          <table:table-cell/>
          <table:table-cell table:formula="of:=[.M33]/[.O33]" office:value-type="float" office:value="-0" calcext:value-type="float">
            <text:p>0</text:p>
          </table:table-cell>
          <table:table-cell table:formula="of:=[.M33]-[.O33]" office:value-type="float" office:value="2337.54061986687" calcext:value-type="float">
            <text:p>2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D10]" office:value-type="float" office:value="1413.48246030775" calcext:value-type="float">
            <text:p>1413.4824603078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F34]" office:value-type="float" office:value="0" calcext:value-type="float">
            <text:p>0</text:p>
          </table:table-cell>
          <table:table-cell/>
          <table:table-cell table:style-name="ce11" table:formula="of:=[.F22]" office:value-type="float" office:value="1413.48247143759" calcext:value-type="float">
            <text:p>1413.4824714376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1413.48247143759" calcext:value-type="float">
            <text:p>-1.41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D11]" office:value-type="float" office:value="2621.40557406554" calcext:value-type="float">
            <text:p>2621.4055740655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F35]" office:value-type="float" office:value="0" calcext:value-type="float">
            <text:p>0</text:p>
          </table:table-cell>
          <table:table-cell/>
          <table:table-cell table:style-name="ce11" table:formula="of:=[.F23]" office:value-type="float" office:value="2621.40557664498" calcext:value-type="float">
            <text:p>2621.405576645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2621.40557664498" calcext:value-type="float">
            <text:p>-2.62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D12]" office:value-type="float" office:value="-1.31956335371414" calcext:value-type="float">
            <text:p>-1.3195633537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F36]" office:value-type="float" office:value="0" calcext:value-type="float">
            <text:p>0</text:p>
          </table:table-cell>
          <table:table-cell/>
          <table:table-cell table:style-name="ce11" table:formula="of:=[.F24]" office:value-type="float" office:value="-1.31956335745214" calcext:value-type="float">
            <text:p>-1.3195633575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1.31956335745214" calcext:value-type="float">
            <text:p>1.32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D13]" office:value-type="float" office:value="-2.87700274607572" calcext:value-type="float">
            <text:p>-2.8770027461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F37]" office:value-type="float" office:value="0" calcext:value-type="float">
            <text:p>0</text:p>
          </table:table-cell>
          <table:table-cell/>
          <table:table-cell table:style-name="ce11" table:formula="of:=[.F25]" office:value-type="float" office:value="-2.87700273754681" calcext:value-type="float">
            <text:p>-2.8770027375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2.87700273754681" calcext:value-type="float">
            <text:p>2.88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D14]" office:value-type="float" office:value="0.522776392413861" calcext:value-type="float">
            <text:p>0.5227763924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F38]" office:value-type="float" office:value="0" calcext:value-type="float">
            <text:p>0</text:p>
          </table:table-cell>
          <table:table-cell/>
          <table:table-cell table:style-name="ce11" table:formula="of:=[.F26]" office:value-type="float" office:value="0.5227763982307" calcext:value-type="float">
            <text:p>0.5227763982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0.5227763982307" calcext:value-type="float">
            <text:p>-5.23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D15]" office:value-type="float" office:value="65.3288926391783" calcext:value-type="float">
            <text:p>65.3288926392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F39]" office:value-type="float" office:value="0" calcext:value-type="float">
            <text:p>0</text:p>
          </table:table-cell>
          <table:table-cell/>
          <table:table-cell table:style-name="ce11" table:formula="of:=[.F27]" office:value-type="float" office:value="65.3288926391782" calcext:value-type="float">
            <text:p>65.3288926392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65.3288926391782" calcext:value-type="float">
            <text:p>-6.53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8" table:formula="of:=['End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8"/>
          <table:table-cell table:number-columns-repeated="14"/>
        </table:table-row>
        <table:table-row table:style-name="ro1">
          <table:table-cell/>
          <table:table-cell table:style-name="ce8" office:value-type="string" calcext:value-type="string">
            <text:p>Time (CPU sec)</text:p>
          </table:table-cell>
          <table:table-cell table:number-columns-repeated="3"/>
          <table:table-cell table:style-name="ce8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8" office:value-type="string" calcext:value-type="string">
            <text:p>TSI</text:p>
          </table:table-cell>
          <table:table-cell/>
          <table:table-cell table:style-name="ce8" office:value-type="string" calcext:value-type="string">
            <text:p>DP8(7)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4"/>
          <table:table-cell table:style-name="ce8" office:value-type="string" calcext:value-type="string">
            <text:p>RK4</text:p>
          </table:table-cell>
          <table:table-cell/>
          <table:table-cell table:style-name="ce8" office:value-type="string" calcext:value-type="string">
            <text:p>DP8(7)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D9]" office:value-type="float" office:value="-2337.54062010919" calcext:value-type="float">
            <text:p>-2337.5406201092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F9]" office:value-type="float" office:value="0" calcext:value-type="float">
            <text:p>0</text:p>
          </table:table-cell>
          <table:table-cell/>
          <table:table-cell table:style-name="ce11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D10]" office:value-type="float" office:value="1413.48246030775" calcext:value-type="float">
            <text:p>1413.4824603078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F10]" office:value-type="float" office:value="0" calcext:value-type="float">
            <text:p>0</text:p>
          </table:table-cell>
          <table:table-cell/>
          <table:table-cell table:style-name="ce11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D11]" office:value-type="float" office:value="2621.40557406554" calcext:value-type="float">
            <text:p>2621.4055740655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F11]" office:value-type="float" office:value="0" calcext:value-type="float">
            <text:p>0</text:p>
          </table:table-cell>
          <table:table-cell/>
          <table:table-cell table:style-name="ce11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D12]" office:value-type="float" office:value="-1.31956335371414" calcext:value-type="float">
            <text:p>-1.3195633537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F12]" office:value-type="float" office:value="0" calcext:value-type="float">
            <text:p>0</text:p>
          </table:table-cell>
          <table:table-cell/>
          <table:table-cell table:style-name="ce11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D13]" office:value-type="float" office:value="-2.87700274607572" calcext:value-type="float">
            <text:p>-2.8770027461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F13]" office:value-type="float" office:value="0" calcext:value-type="float">
            <text:p>0</text:p>
          </table:table-cell>
          <table:table-cell/>
          <table:table-cell table:style-name="ce11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D14]" office:value-type="float" office:value="0.522776392413861" calcext:value-type="float">
            <text:p>0.5227763924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F14]" office:value-type="float" office:value="0" calcext:value-type="float">
            <text:p>0</text:p>
          </table:table-cell>
          <table:table-cell/>
          <table:table-cell table:style-name="ce11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D15]" office:value-type="float" office:value="65.3288926391783" calcext:value-type="float">
            <text:p>65.3288926392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F15]" office:value-type="float" office:value="0" calcext:value-type="float">
            <text:p>0</text:p>
          </table:table-cell>
          <table:table-cell/>
          <table:table-cell table:style-name="ce11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8" table:formula="of:=['End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8"/>
          <table:table-cell table:number-columns-repeated="14"/>
        </table:table-row>
        <table:table-row table:style-name="ro1">
          <table:table-cell/>
          <table:table-cell table:style-name="ce8" office:value-type="string" calcext:value-type="string">
            <text:p>Time (CPU sec)</text:p>
          </table:table-cell>
          <table:table-cell table:number-columns-repeated="3"/>
          <table:table-cell table:style-name="ce8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8" office:value-type="string" calcext:value-type="string">
            <text:p>DP8(7)</text:p>
          </table:table-cell>
          <table:table-cell/>
          <table:table-cell table:style-name="ce8" office:value-type="string" calcext:value-type="string">
            <text:p>RKF45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11" table:formula="of:=[.F45]" office:value-type="float" office:value="0" calcext:value-type="float">
            <text:p>0</text:p>
          </table:table-cell>
          <table:table-cell/>
          <table:table-cell table:style-name="ce11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11" table:formula="of:=[.F46]" office:value-type="float" office:value="0" calcext:value-type="float">
            <text:p>0</text:p>
          </table:table-cell>
          <table:table-cell/>
          <table:table-cell table:style-name="ce11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11" table:formula="of:=[.F47]" office:value-type="float" office:value="0" calcext:value-type="float">
            <text:p>0</text:p>
          </table:table-cell>
          <table:table-cell/>
          <table:table-cell table:style-name="ce11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11" table:formula="of:=[.F48]" office:value-type="float" office:value="0" calcext:value-type="float">
            <text:p>0</text:p>
          </table:table-cell>
          <table:table-cell/>
          <table:table-cell table:style-name="ce11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11" table:formula="of:=[.F49]" office:value-type="float" office:value="0" calcext:value-type="float">
            <text:p>0</text:p>
          </table:table-cell>
          <table:table-cell/>
          <table:table-cell table:style-name="ce11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11" table:formula="of:=[.F50]" office:value-type="float" office:value="0" calcext:value-type="float">
            <text:p>0</text:p>
          </table:table-cell>
          <table:table-cell/>
          <table:table-cell table:style-name="ce11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11" table:formula="of:=[.F51]" office:value-type="float" office:value="0" calcext:value-type="float">
            <text:p>0</text:p>
          </table:table-cell>
          <table:table-cell/>
          <table:table-cell table:style-name="ce11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8" office:value-type="string" calcext:value-type="string">
            <text:p>DP8(7)</text:p>
          </table:table-cell>
          <table:table-cell/>
          <table:table-cell table:style-name="ce8" office:value-type="string" calcext:value-type="string">
            <text:p>RKF78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11" table:formula="of:=[.F45]" office:value-type="float" office:value="0" calcext:value-type="float">
            <text:p>0</text:p>
          </table:table-cell>
          <table:table-cell/>
          <table:table-cell table:style-name="ce11" table:formula="of:=[.F21]" office:value-type="float" office:value="-2337.54061986687" calcext:value-type="float">
            <text:p>-2337.5406198669</text:p>
          </table:table-cell>
          <table:table-cell/>
          <table:table-cell table:formula="of:=[.M69]/[.O69]" office:value-type="float" office:value="-0" calcext:value-type="float">
            <text:p>0</text:p>
          </table:table-cell>
          <table:table-cell table:formula="of:=[.M69]-[.O69]" office:value-type="float" office:value="2337.54061986687" calcext:value-type="float">
            <text:p>2.3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11" table:formula="of:=[.F46]" office:value-type="float" office:value="0" calcext:value-type="float">
            <text:p>0</text:p>
          </table:table-cell>
          <table:table-cell/>
          <table:table-cell table:style-name="ce11" table:formula="of:=[.F22]" office:value-type="float" office:value="1413.48247143759" calcext:value-type="float">
            <text:p>1413.4824714376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1413.48247143759" calcext:value-type="float">
            <text:p>-1.41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11" table:formula="of:=[.F47]" office:value-type="float" office:value="0" calcext:value-type="float">
            <text:p>0</text:p>
          </table:table-cell>
          <table:table-cell/>
          <table:table-cell table:style-name="ce11" table:formula="of:=[.F23]" office:value-type="float" office:value="2621.40557664498" calcext:value-type="float">
            <text:p>2621.405576645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2621.40557664498" calcext:value-type="float">
            <text:p>-2.62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11" table:formula="of:=[.F48]" office:value-type="float" office:value="0" calcext:value-type="float">
            <text:p>0</text:p>
          </table:table-cell>
          <table:table-cell/>
          <table:table-cell table:style-name="ce11" table:formula="of:=[.F24]" office:value-type="float" office:value="-1.31956335745214" calcext:value-type="float">
            <text:p>-1.3195633575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1.31956335745214" calcext:value-type="float">
            <text:p>1.32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11" table:formula="of:=[.F49]" office:value-type="float" office:value="0" calcext:value-type="float">
            <text:p>0</text:p>
          </table:table-cell>
          <table:table-cell/>
          <table:table-cell table:style-name="ce11" table:formula="of:=[.F25]" office:value-type="float" office:value="-2.87700273754681" calcext:value-type="float">
            <text:p>-2.8770027375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2.87700273754681" calcext:value-type="float">
            <text:p>2.88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11" table:formula="of:=[.F50]" office:value-type="float" office:value="0" calcext:value-type="float">
            <text:p>0</text:p>
          </table:table-cell>
          <table:table-cell/>
          <table:table-cell table:style-name="ce11" table:formula="of:=[.F26]" office:value-type="float" office:value="0.5227763982307" calcext:value-type="float">
            <text:p>0.5227763982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0.5227763982307" calcext:value-type="float">
            <text:p>-5.23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11" table:formula="of:=[.F51]" office:value-type="float" office:value="0" calcext:value-type="float">
            <text:p>0</text:p>
          </table:table-cell>
          <table:table-cell/>
          <table:table-cell table:style-name="ce11" table:formula="of:=[.F27]" office:value-type="float" office:value="65.3288926391782" calcext:value-type="float">
            <text:p>65.3288926392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65.3288926391782" calcext:value-type="float">
            <text:p>-6.53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nd tol. 1e-11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1" calcext:value-type="float">
            <text:p>1.00E-011</text:p>
          </table:table-cell>
          <table:table-cell table:style-name="ce2" table:formula="of:=[.B2]" office:value-type="float" office:value="0.00000000001" calcext:value-type="float">
            <text:p>1.00E-011</text:p>
          </table:table-cell>
          <table:table-cell table:style-name="ce2" table:formula="of:=[.C2]" office:value-type="float" office:value="0.00000000001" calcext:value-type="float">
            <text:p>1.00E-011</text:p>
          </table:table-cell>
          <table:table-cell table:style-name="ce2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End tol. 1e-10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End tol. 1e-10'.C4]" office:value-type="string" office:string-value="Altitude = " calcext:value-type="string">
            <text:p>Altitude = </text:p>
          </table:table-cell>
          <table:table-cell table:style-name="ce1" table:formula="of:=['End tol. 1e-10'.D4]" office:value-type="string" office:string-value="-0.6 km MOLA" calcext:value-type="string">
            <text:p>-0.6 km MOLA</text:p>
          </table:table-cell>
          <table:table-cell table:style-name="ce1" table:formula="of:=['End tol. 1e-10'.E4]" office:value-type="string" office:string-value="TSI Order = " calcext:value-type="string">
            <text:p>TSI Order = </text:p>
          </table:table-cell>
          <table:table-cell table:style-name="ce1" table:formula="of:=['End tol. 1e-10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End tol. 1e-10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End tol. 1e-10'.R4]" office:value-type="float" office:value="-0.299" calcext:value-type="float">
            <text:p>-0.2990</text:p>
          </table:table-cell>
          <table:table-cell table:number-columns-repeated="2"/>
        </table:table-row>
        <table:table-row table:style-name="ro1">
          <table:table-cell table:style-name="ce1" table:formula="of:=['End tol. 1e-10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End tol. 1e-10'.C5]" office:value-type="string" office:string-value="Latitude = " calcext:value-type="string">
            <text:p>Latitude = </text:p>
          </table:table-cell>
          <table:table-cell table:style-name="ce1" table:formula="of:=['End tol. 1e-10'.D5]" office:value-type="float" office:value="0" calcext:value-type="float">
            <text:p>0</text:p>
          </table:table-cell>
          <table:table-cell table:style-name="ce1" table:formula="of:=['End tol. 1e-10'.E5]" office:value-type="string" office:string-value="Longitude = " calcext:value-type="string">
            <text:p>Longitude = </text:p>
          </table:table-cell>
          <table:table-cell table:style-name="ce1" table:formula="of:=['End tol. 1e-10'.F5]" office:value-type="float" office:value="74.5" calcext:value-type="float">
            <text:p>74.5</text:p>
          </table:table-cell>
          <table:table-cell table:style-name="ce1" table:formula="of:=['End tol. 1e-10'.G5]" office:value-type="string" office:string-value="FPA = " calcext:value-type="string">
            <text:p>FPA = </text:p>
          </table:table-cell>
          <table:table-cell table:style-name="ce1" table:formula="of:=['End tol. 1e-10'.H5]" office:value-type="float" office:value="89" calcext:value-type="float">
            <text:p>89</text:p>
          </table:table-cell>
          <table:table-cell table:style-name="ce1" table:formula="of:=['End tol. 1e-10'.I5]" office:value-type="string" office:string-value="Azimuth = " calcext:value-type="string">
            <text:p>Azimuth = </text:p>
          </table:table-cell>
          <table:table-cell table:style-name="ce1" table:formula="of:=['End tol. 1e-10'.J5]" office:value-type="float" office:value="90" calcext:value-type="float">
            <text:p>90</text:p>
          </table:table-cell>
          <table:table-cell table:style-name="ce1" table:formula="of:=['End tol. 1e-10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End tol. 1e-10'.M5]" office:value-type="float" office:value="0.00001" calcext:value-type="float">
            <text:p>0.00001</text:p>
          </table:table-cell>
          <table:table-cell table:style-name="ce1"/>
          <table:table-cell table:style-name="ce1" table:formula="of:=['End tol. 1e-10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End tol. 1e-10'.R5]" office:value-type="float" office:value="-0.184" calcext:value-type="float">
            <text:p>-0.1840</text:p>
          </table:table-cell>
          <table:table-cell table:number-columns-repeated="2"/>
        </table:table-row>
        <table:table-row table:style-name="ro1">
          <table:table-cell table:style-name="ce1" table:formula="of:=['End tol. 1e-10'.A6]" office:value-type="string" office:string-value="Drag" calcext:value-type="string">
            <text:p>Drag</text:p>
          </table:table-cell>
          <table:table-cell table:style-name="ce1"/>
          <table:table-cell table:style-name="ce1" table:formula="of:=['End tol. 1e-10'.C6]" office:value-type="float" office:value="0" calcext:value-type="float">
            <text:p>0</text:p>
          </table:table-cell>
          <table:table-cell table:style-name="ce1" table:formula="of:=['End tol. 1e-10'.D6]" office:value-type="float" office:value="0" calcext:value-type="float">
            <text:p>0</text:p>
          </table:table-cell>
          <table:table-cell table:style-name="ce1" table:formula="of:=['End tol. 1e-10'.E6]" office:value-type="float" office:value="0" calcext:value-type="float">
            <text:p>0</text:p>
          </table:table-cell>
          <table:table-cell table:style-name="ce1"/>
          <table:table-cell table:style-name="ce1" table:formula="of:=['End tol. 1e-10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-2583.00908809539" calcext:value-type="float">
            <text:p>-2583.0090880954</text:p>
          </table:table-cell>
          <table:table-cell/>
          <table:table-cell table:style-name="ce4" table:formula="of:=['End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-2583.00908809539" calcext:value-type="float">
            <text:p>-2583.009088095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583.0090881451" calcext:value-type="float">
            <text:p>-2583.0090881451</text:p>
          </table:table-cell>
          <table:table-cell/>
          <table:table-cell table:formula="of:=[.M9]/[.O9]" office:value-type="float" office:value="-0" calcext:value-type="float">
            <text:p>0</text:p>
          </table:table-cell>
          <table:table-cell table:formula="of:=[.M9]-[.O9]" office:value-type="float" office:value="2583.0090881451" calcext:value-type="float">
            <text:p>2.5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700.976225756729" calcext:value-type="float">
            <text:p>700.9762257567</text:p>
          </table:table-cell>
          <table:table-cell/>
          <table:table-cell table:style-name="ce4" table:formula="of:=['End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700.976225756729" calcext:value-type="float">
            <text:p>700.976225756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700.976228650865" calcext:value-type="float">
            <text:p>700.9762286509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700.976228650865" calcext:value-type="float">
            <text:p>-7.01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677.77750819315" calcext:value-type="float">
            <text:p>2677.7775081932</text:p>
          </table:table-cell>
          <table:table-cell/>
          <table:table-cell table:style-name="ce4" table:formula="of:=['End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677.77750819315" calcext:value-type="float">
            <text:p>2677.777508193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77.77750895632" calcext:value-type="float">
            <text:p>2677.7775089563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677.77750895632" calcext:value-type="float">
            <text:p>-2.6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86880101570745" calcext:value-type="float">
            <text:p>-0.8688010157</text:p>
          </table:table-cell>
          <table:table-cell/>
          <table:table-cell table:style-name="ce4" table:formula="of:=['End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86880101570745" calcext:value-type="float">
            <text:p>-0.868801015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868801016875162" calcext:value-type="float">
            <text:p>-0.8688010169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868801016875162" calcext:value-type="float">
            <text:p>8.69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3.09000494762335" calcext:value-type="float">
            <text:p>-3.0900049476</text:p>
          </table:table-cell>
          <table:table-cell/>
          <table:table-cell table:style-name="ce4" table:formula="of:=['End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3.09000494762335" calcext:value-type="float">
            <text:p>-3.090004947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3.09000494610257" calcext:value-type="float">
            <text:p>-3.0900049461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3.09000494610257" calcext:value-type="float">
            <text:p>3.09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328412758285688" calcext:value-type="float">
            <text:p>0.0328412758</text:p>
          </table:table-cell>
          <table:table-cell/>
          <table:table-cell table:style-name="ce4" table:formula="of:=['End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0328412758285688" calcext:value-type="float">
            <text:p>0.032841275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328412773541804" calcext:value-type="float">
            <text:p>0.0328412774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0328412773541804" calcext:value-type="float">
            <text:p>-3.28E-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65.3288926391783" calcext:value-type="float">
            <text:p>65.3288926392</text:p>
          </table:table-cell>
          <table:table-cell/>
          <table:table-cell table:style-name="ce4" table:formula="of:=['End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65.3288926391783" calcext:value-type="float">
            <text:p>65.328892639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3" calcext:value-type="float">
            <text:p>65.3288926392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65.3288926391783" calcext:value-type="float">
            <text:p>-6.53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End tol. 1e-10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1" calcext:value-type="float">
            <text:p>41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3" calcext:value-type="float">
            <text:p>0.0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583.00908809539" calcext:value-type="float">
            <text:p>-2583.0090880954</text:p>
          </table:table-cell>
          <table:table-cell/>
          <table:table-cell table:style-name="ce3" office:value-type="float" office:value="-2583.0090881451" calcext:value-type="float">
            <text:p>-2583.0090881451</text:p>
          </table:table-cell>
          <table:table-cell/>
          <table:table-cell table:style-name="ce3" office:value-type="float" office:value="0.999999999980752" calcext:value-type="float">
            <text:p>1</text:p>
          </table:table-cell>
          <table:table-cell table:style-name="ce3" office:value-type="float" office:value="0.0000000497170731250662" calcext:value-type="float">
            <text:p>4.97170731250662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700.976225756729" calcext:value-type="float">
            <text:p>700.9762257567</text:p>
          </table:table-cell>
          <table:table-cell/>
          <table:table-cell table:style-name="ce3" office:value-type="float" office:value="700.976228650865" calcext:value-type="float">
            <text:p>700.9762286509</text:p>
          </table:table-cell>
          <table:table-cell/>
          <table:table-cell table:style-name="ce3" office:value-type="float" office:value="0.999999995871277" calcext:value-type="float">
            <text:p>0.9999999959</text:p>
          </table:table-cell>
          <table:table-cell table:style-name="ce3" office:value-type="float" office:value="-0.00000289413662812876" calcext:value-type="float">
            <text:p>-2.89413662812876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77.77750819315" calcext:value-type="float">
            <text:p>2677.7775081932</text:p>
          </table:table-cell>
          <table:table-cell/>
          <table:table-cell table:style-name="ce3" office:value-type="float" office:value="2677.77750895632" calcext:value-type="float">
            <text:p>2677.7775089563</text:p>
          </table:table-cell>
          <table:table-cell/>
          <table:table-cell table:style-name="ce3" office:value-type="float" office:value="0.999999999714999" calcext:value-type="float">
            <text:p>0.9999999997</text:p>
          </table:table-cell>
          <table:table-cell table:style-name="ce3" office:value-type="float" office:value="-0.00000076317019193084" calcext:value-type="float">
            <text:p>-7.6317019193084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86880101570745" calcext:value-type="float">
            <text:p>-0.8688010157</text:p>
          </table:table-cell>
          <table:table-cell/>
          <table:table-cell table:style-name="ce3" office:value-type="float" office:value="-0.868801016875162" calcext:value-type="float">
            <text:p>-0.8688010169</text:p>
          </table:table-cell>
          <table:table-cell/>
          <table:table-cell table:style-name="ce3" office:value-type="float" office:value="0.999999998655951" calcext:value-type="float">
            <text:p>0.9999999987</text:p>
          </table:table-cell>
          <table:table-cell table:style-name="ce3" office:value-type="float" office:value="0.00000000116771114999636" calcext:value-type="float">
            <text:p>1.16771114999636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3.09000494762335" calcext:value-type="float">
            <text:p>-3.0900049476</text:p>
          </table:table-cell>
          <table:table-cell/>
          <table:table-cell table:style-name="ce3" office:value-type="float" office:value="-3.09000494610257" calcext:value-type="float">
            <text:p>-3.0900049461</text:p>
          </table:table-cell>
          <table:table-cell/>
          <table:table-cell table:style-name="ce3" office:value-type="float" office:value="1.00000000049216" calcext:value-type="float">
            <text:p>1.0000000005</text:p>
          </table:table-cell>
          <table:table-cell table:style-name="ce3" office:value-type="float" office:value="-0.00000000152078571957759" calcext:value-type="float">
            <text:p>-1.52078571957759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328412758285688" calcext:value-type="float">
            <text:p>0.0328412758</text:p>
          </table:table-cell>
          <table:table-cell/>
          <table:table-cell table:style-name="ce3" office:value-type="float" office:value="0.0328412773541804" calcext:value-type="float">
            <text:p>0.0328412774</text:p>
          </table:table-cell>
          <table:table-cell/>
          <table:table-cell table:style-name="ce3" office:value-type="float" office:value="0.99999995354591" calcext:value-type="float">
            <text:p>0.9999999535</text:p>
          </table:table-cell>
          <table:table-cell table:style-name="ce3" office:value-type="float" office:value="-0.00000000152561165783771" calcext:value-type="float">
            <text:p>-1.52561165783771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3" calcext:value-type="float">
            <text:p>65.3288926392</text:p>
          </table:table-cell>
          <table:table-cell/>
          <table:table-cell table:style-name="ce3" office:value-type="float" office:value="65.3288926391783" calcext:value-type="float">
            <text:p>65.328892639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41" calcext:value-type="float">
            <text:p>4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583.00908809539" calcext:value-type="float">
            <text:p>-2583.009088095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583.0090881451" calcext:value-type="float">
            <text:p>-2583.0090881451</text:p>
          </table:table-cell>
          <table:table-cell/>
          <table:table-cell table:formula="of:=[.M33]/[.O33]" office:value-type="float" office:value="-0" calcext:value-type="float">
            <text:p>0</text:p>
          </table:table-cell>
          <table:table-cell table:formula="of:=[.M33]-[.O33]" office:value-type="float" office:value="2583.0090881451" calcext:value-type="float">
            <text:p>2.5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700.976225756729" calcext:value-type="float">
            <text:p>700.976225756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700.976228650865" calcext:value-type="float">
            <text:p>700.9762286509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700.976228650865" calcext:value-type="float">
            <text:p>-7.01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77.77750819315" calcext:value-type="float">
            <text:p>2677.777508193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77.77750895632" calcext:value-type="float">
            <text:p>2677.7775089563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2677.77750895632" calcext:value-type="float">
            <text:p>-2.6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86880101570745" calcext:value-type="float">
            <text:p>-0.868801015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868801016875162" calcext:value-type="float">
            <text:p>-0.8688010169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868801016875162" calcext:value-type="float">
            <text:p>8.69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3.09000494762335" calcext:value-type="float">
            <text:p>-3.090004947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3.09000494610257" calcext:value-type="float">
            <text:p>-3.0900049461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3.09000494610257" calcext:value-type="float">
            <text:p>3.09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328412758285688" calcext:value-type="float">
            <text:p>0.032841275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328412773541804" calcext:value-type="float">
            <text:p>0.0328412774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0.0328412773541804" calcext:value-type="float">
            <text:p>-3.28E-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3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3" calcext:value-type="float">
            <text:p>65.3288926392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65.3288926391783" calcext:value-type="float">
            <text:p>-6.53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583.00908809539" calcext:value-type="float">
            <text:p>-2583.009088095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700.976225756729" calcext:value-type="float">
            <text:p>700.976225756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77.77750819315" calcext:value-type="float">
            <text:p>2677.777508193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86880101570745" calcext:value-type="float">
            <text:p>-0.868801015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3.09000494762335" calcext:value-type="float">
            <text:p>-3.090004947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328412758285688" calcext:value-type="float">
            <text:p>0.032841275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3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583.0090881451" calcext:value-type="float">
            <text:p>-2583.0090881451</text:p>
          </table:table-cell>
          <table:table-cell/>
          <table:table-cell table:formula="of:=[.M69]/[.O69]" office:value-type="float" office:value="-0" calcext:value-type="float">
            <text:p>0</text:p>
          </table:table-cell>
          <table:table-cell table:formula="of:=[.M69]-[.O69]" office:value-type="float" office:value="2583.0090881451" calcext:value-type="float">
            <text:p>2.5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700.976228650865" calcext:value-type="float">
            <text:p>700.9762286509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700.976228650865" calcext:value-type="float">
            <text:p>-7.01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77.77750895632" calcext:value-type="float">
            <text:p>2677.7775089563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2677.77750895632" calcext:value-type="float">
            <text:p>-2.6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868801016875162" calcext:value-type="float">
            <text:p>-0.8688010169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868801016875162" calcext:value-type="float">
            <text:p>8.69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3.09000494610257" calcext:value-type="float">
            <text:p>-3.0900049461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3.09000494610257" calcext:value-type="float">
            <text:p>3.09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328412773541804" calcext:value-type="float">
            <text:p>0.0328412774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0.0328412773541804" calcext:value-type="float">
            <text:p>-3.28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3" calcext:value-type="float">
            <text:p>65.3288926392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65.3288926391783" calcext:value-type="float">
            <text:p>-6.53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nd tol. 1e-12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1" calcext:value-type="float">
            <text:p>1.00E-012</text:p>
          </table:table-cell>
          <table:table-cell table:style-name="ce2" table:formula="of:=[.B2]" office:value-type="float" office:value="0.000000000001" calcext:value-type="float">
            <text:p>1.00E-012</text:p>
          </table:table-cell>
          <table:table-cell table:style-name="ce2" table:formula="of:=[.C2]" office:value-type="float" office:value="0.000000000001" calcext:value-type="float">
            <text:p>1.00E-012</text:p>
          </table:table-cell>
          <table:table-cell table:style-name="ce2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End tol. 1e-11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End tol. 1e-11'.C4]" office:value-type="string" office:string-value="Altitude = " calcext:value-type="string">
            <text:p>Altitude = </text:p>
          </table:table-cell>
          <table:table-cell table:style-name="ce1" table:formula="of:=['End tol. 1e-11'.D4]" office:value-type="string" office:string-value="-0.6 km MOLA" calcext:value-type="string">
            <text:p>-0.6 km MOLA</text:p>
          </table:table-cell>
          <table:table-cell table:style-name="ce1" table:formula="of:=['End tol. 1e-11'.E4]" office:value-type="string" office:string-value="TSI Order = " calcext:value-type="string">
            <text:p>TSI Order = </text:p>
          </table:table-cell>
          <table:table-cell table:style-name="ce1" table:formula="of:=['End tol. 1e-11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End tol. 1e-11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End tol. 1e-11'.R4]" office:value-type="float" office:value="-0.299" calcext:value-type="float">
            <text:p>-0.2990</text:p>
          </table:table-cell>
          <table:table-cell table:number-columns-repeated="2"/>
        </table:table-row>
        <table:table-row table:style-name="ro1">
          <table:table-cell table:style-name="ce1" table:formula="of:=['End tol. 1e-11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End tol. 1e-11'.C5]" office:value-type="string" office:string-value="Latitude = " calcext:value-type="string">
            <text:p>Latitude = </text:p>
          </table:table-cell>
          <table:table-cell table:style-name="ce1" table:formula="of:=['End tol. 1e-11'.D5]" office:value-type="float" office:value="0" calcext:value-type="float">
            <text:p>0</text:p>
          </table:table-cell>
          <table:table-cell table:style-name="ce1" table:formula="of:=['End tol. 1e-11'.E5]" office:value-type="string" office:string-value="Longitude = " calcext:value-type="string">
            <text:p>Longitude = </text:p>
          </table:table-cell>
          <table:table-cell table:style-name="ce1" table:formula="of:=['End tol. 1e-11'.F5]" office:value-type="float" office:value="74.5" calcext:value-type="float">
            <text:p>74.5</text:p>
          </table:table-cell>
          <table:table-cell table:style-name="ce1" table:formula="of:=['End tol. 1e-11'.G5]" office:value-type="string" office:string-value="FPA = " calcext:value-type="string">
            <text:p>FPA = </text:p>
          </table:table-cell>
          <table:table-cell table:style-name="ce1" table:formula="of:=['End tol. 1e-11'.H5]" office:value-type="float" office:value="89" calcext:value-type="float">
            <text:p>89</text:p>
          </table:table-cell>
          <table:table-cell table:style-name="ce1" table:formula="of:=['End tol. 1e-11'.I5]" office:value-type="string" office:string-value="Azimuth = " calcext:value-type="string">
            <text:p>Azimuth = </text:p>
          </table:table-cell>
          <table:table-cell table:style-name="ce1" table:formula="of:=['End tol. 1e-11'.J5]" office:value-type="float" office:value="90" calcext:value-type="float">
            <text:p>90</text:p>
          </table:table-cell>
          <table:table-cell table:style-name="ce1" table:formula="of:=['End tol. 1e-11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End tol. 1e-11'.M5]" office:value-type="float" office:value="0.00001" calcext:value-type="float">
            <text:p>0.00001</text:p>
          </table:table-cell>
          <table:table-cell table:style-name="ce1"/>
          <table:table-cell table:style-name="ce1" table:formula="of:=['End tol. 1e-11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End tol. 1e-11'.R5]" office:value-type="float" office:value="-0.184" calcext:value-type="float">
            <text:p>-0.1840</text:p>
          </table:table-cell>
          <table:table-cell table:number-columns-repeated="2"/>
        </table:table-row>
        <table:table-row table:style-name="ro1">
          <table:table-cell table:style-name="ce1" table:formula="of:=['End tol. 1e-11'.A6]" office:value-type="string" office:string-value="Drag" calcext:value-type="string">
            <text:p>Drag</text:p>
          </table:table-cell>
          <table:table-cell table:style-name="ce1"/>
          <table:table-cell table:style-name="ce1" table:formula="of:=['End tol. 1e-11'.C6]" office:value-type="float" office:value="0" calcext:value-type="float">
            <text:p>0</text:p>
          </table:table-cell>
          <table:table-cell table:style-name="ce1" table:formula="of:=['End tol. 1e-11'.D6]" office:value-type="float" office:value="0" calcext:value-type="float">
            <text:p>0</text:p>
          </table:table-cell>
          <table:table-cell table:style-name="ce1" table:formula="of:=['End tol. 1e-11'.E6]" office:value-type="float" office:value="0" calcext:value-type="float">
            <text:p>0</text:p>
          </table:table-cell>
          <table:table-cell table:style-name="ce1"/>
          <table:table-cell table:style-name="ce1" table:formula="of:=['End tol. 1e-11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-2585.98932462297" calcext:value-type="float">
            <text:p>-2585.989324623</text:p>
          </table:table-cell>
          <table:table-cell/>
          <table:table-cell table:style-name="ce4" table:formula="of:=['End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-2585.98932462297" calcext:value-type="float">
            <text:p>-2585.98932462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585.98932462972" calcext:value-type="float">
            <text:p>-2585.9893246297</text:p>
          </table:table-cell>
          <table:table-cell/>
          <table:table-cell table:formula="of:=[.M9]/[.O9]" office:value-type="float" office:value="-0" calcext:value-type="float">
            <text:p>0</text:p>
          </table:table-cell>
          <table:table-cell table:formula="of:=[.M9]-[.O9]" office:value-type="float" office:value="2585.98932462972" calcext:value-type="float">
            <text:p>2.59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690.219770784177" calcext:value-type="float">
            <text:p>690.2197707842</text:p>
          </table:table-cell>
          <table:table-cell/>
          <table:table-cell table:style-name="ce4" table:formula="of:=['End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690.219770784177" calcext:value-type="float">
            <text:p>690.219770784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690.219771326644" calcext:value-type="float">
            <text:p>690.2197713266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690.219771326644" calcext:value-type="float">
            <text:p>-6.90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677.69525543044" calcext:value-type="float">
            <text:p>2677.6952554304</text:p>
          </table:table-cell>
          <table:table-cell/>
          <table:table-cell table:style-name="ce4" table:formula="of:=['End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677.69525543044" calcext:value-type="float">
            <text:p>2677.695255430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77.69525556901" calcext:value-type="float">
            <text:p>2677.695255569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677.69525556901" calcext:value-type="float">
            <text:p>-2.6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861810383471091" calcext:value-type="float">
            <text:p>-0.8618103835</text:p>
          </table:table-cell>
          <table:table-cell/>
          <table:table-cell table:style-name="ce4" table:formula="of:=['End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861810383471091" calcext:value-type="float">
            <text:p>-0.861810383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861810383688169" calcext:value-type="float">
            <text:p>-0.8618103837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861810383688169" calcext:value-type="float">
            <text:p>8.62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3.09205881994324" calcext:value-type="float">
            <text:p>-3.0920588199</text:p>
          </table:table-cell>
          <table:table-cell/>
          <table:table-cell table:style-name="ce4" table:formula="of:=['End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3.09205881994324" calcext:value-type="float">
            <text:p>-3.092058819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3.09205881966272" calcext:value-type="float">
            <text:p>-3.0920588197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3.09205881966272" calcext:value-type="float">
            <text:p>3.09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255517094868696" calcext:value-type="float">
            <text:p>0.0255517095</text:p>
          </table:table-cell>
          <table:table-cell/>
          <table:table-cell table:style-name="ce4" table:formula="of:=['End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0255517094868696" calcext:value-type="float">
            <text:p>0.025551709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255517097698189" calcext:value-type="float">
            <text:p>0.0255517098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0255517097698189" calcext:value-type="float">
            <text:p>-2.56E-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65.3288926391782" calcext:value-type="float">
            <text:p>65.3288926392</text:p>
          </table:table-cell>
          <table:table-cell/>
          <table:table-cell table:style-name="ce4" table:formula="of:=['End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65.3288926391782" calcext:value-type="float">
            <text:p>65.328892639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6" calcext:value-type="float">
            <text:p>65.3288926392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65.3288926391786" calcext:value-type="float">
            <text:p>-6.53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End tol. 1e-11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4" calcext:value-type="float">
            <text:p>44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3" calcext:value-type="float">
            <text:p>0.0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585.98932462297" calcext:value-type="float">
            <text:p>-2585.989324623</text:p>
          </table:table-cell>
          <table:table-cell/>
          <table:table-cell table:style-name="ce3" office:value-type="float" office:value="-2585.98932462972" calcext:value-type="float">
            <text:p>-2585.9893246297</text:p>
          </table:table-cell>
          <table:table-cell/>
          <table:table-cell table:style-name="ce3" office:value-type="float" office:value="0.999999999997389" calcext:value-type="float">
            <text:p>1</text:p>
          </table:table-cell>
          <table:table-cell table:style-name="ce3" office:value-type="float" office:value="0.00000000675117917126045" calcext:value-type="float">
            <text:p>6.75117917126045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690.219770784177" calcext:value-type="float">
            <text:p>690.2197707842</text:p>
          </table:table-cell>
          <table:table-cell/>
          <table:table-cell table:style-name="ce3" office:value-type="float" office:value="690.219771326644" calcext:value-type="float">
            <text:p>690.2197713266</text:p>
          </table:table-cell>
          <table:table-cell/>
          <table:table-cell table:style-name="ce3" office:value-type="float" office:value="0.999999999214066" calcext:value-type="float">
            <text:p>0.9999999992</text:p>
          </table:table-cell>
          <table:table-cell table:style-name="ce3" office:value-type="float" office:value="-0.000000542467319064599" calcext:value-type="float">
            <text:p>-5.42467319064599E-0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77.69525543044" calcext:value-type="float">
            <text:p>2677.6952554304</text:p>
          </table:table-cell>
          <table:table-cell/>
          <table:table-cell table:style-name="ce3" office:value-type="float" office:value="2677.69525556901" calcext:value-type="float">
            <text:p>2677.695255569</text:p>
          </table:table-cell>
          <table:table-cell/>
          <table:table-cell table:style-name="ce3" office:value-type="float" office:value="0.999999999948251" calcext:value-type="float">
            <text:p>0.9999999999</text:p>
          </table:table-cell>
          <table:table-cell table:style-name="ce3" office:value-type="float" office:value="-0.000000138568339025369" calcext:value-type="float">
            <text:p>-1.38568339025369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861810383471091" calcext:value-type="float">
            <text:p>-0.8618103835</text:p>
          </table:table-cell>
          <table:table-cell/>
          <table:table-cell table:style-name="ce3" office:value-type="float" office:value="-0.861810383688169" calcext:value-type="float">
            <text:p>-0.8618103837</text:p>
          </table:table-cell>
          <table:table-cell/>
          <table:table-cell table:style-name="ce3" office:value-type="float" office:value="0.999999999748114" calcext:value-type="float">
            <text:p>0.9999999997</text:p>
          </table:table-cell>
          <table:table-cell table:style-name="ce3" office:value-type="float" office:value="0.000000000217078022224371" calcext:value-type="float">
            <text:p>2.17078022224371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3.09205881994324" calcext:value-type="float">
            <text:p>-3.0920588199</text:p>
          </table:table-cell>
          <table:table-cell/>
          <table:table-cell table:style-name="ce3" office:value-type="float" office:value="-3.09205881966272" calcext:value-type="float">
            <text:p>-3.0920588197</text:p>
          </table:table-cell>
          <table:table-cell/>
          <table:table-cell table:style-name="ce3" office:value-type="float" office:value="1.00000000009072" calcext:value-type="float">
            <text:p>1.0000000001</text:p>
          </table:table-cell>
          <table:table-cell table:style-name="ce3" office:value-type="float" office:value="-0.000000000280513390293891" calcext:value-type="float">
            <text:p>-2.80513390293891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255517094868696" calcext:value-type="float">
            <text:p>0.0255517095</text:p>
          </table:table-cell>
          <table:table-cell/>
          <table:table-cell table:style-name="ce3" office:value-type="float" office:value="0.0255517097698189" calcext:value-type="float">
            <text:p>0.0255517098</text:p>
          </table:table-cell>
          <table:table-cell/>
          <table:table-cell table:style-name="ce3" office:value-type="float" office:value="0.999999988926404" calcext:value-type="float">
            <text:p>0.9999999889</text:p>
          </table:table-cell>
          <table:table-cell table:style-name="ce3" office:value-type="float" office:value="-0.000000000282949302876645" calcext:value-type="float">
            <text:p>-2.82949302876645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2" calcext:value-type="float">
            <text:p>65.3288926392</text:p>
          </table:table-cell>
          <table:table-cell/>
          <table:table-cell table:style-name="ce3" office:value-type="float" office:value="65.3288926391786" calcext:value-type="float">
            <text:p>65.3288926392</text:p>
          </table:table-cell>
          <table:table-cell/>
          <table:table-cell table:style-name="ce3" office:value-type="float" office:value="0.999999999999993" calcext:value-type="float">
            <text:p>1</text:p>
          </table:table-cell>
          <table:table-cell table:style-name="ce3" office:value-type="float" office:value="-0.00000000000042632564145606" calcext:value-type="float">
            <text:p>-4.2632564145606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585.98932462297" calcext:value-type="float">
            <text:p>-2585.98932462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585.98932462972" calcext:value-type="float">
            <text:p>-2585.9893246297</text:p>
          </table:table-cell>
          <table:table-cell/>
          <table:table-cell table:formula="of:=[.M33]/[.O33]" office:value-type="float" office:value="-0" calcext:value-type="float">
            <text:p>0</text:p>
          </table:table-cell>
          <table:table-cell table:formula="of:=[.M33]-[.O33]" office:value-type="float" office:value="2585.98932462972" calcext:value-type="float">
            <text:p>2.59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690.219770784177" calcext:value-type="float">
            <text:p>690.219770784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690.219771326644" calcext:value-type="float">
            <text:p>690.2197713266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690.219771326644" calcext:value-type="float">
            <text:p>-6.90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77.69525543044" calcext:value-type="float">
            <text:p>2677.695255430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77.69525556901" calcext:value-type="float">
            <text:p>2677.695255569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2677.69525556901" calcext:value-type="float">
            <text:p>-2.6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861810383471091" calcext:value-type="float">
            <text:p>-0.861810383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861810383688169" calcext:value-type="float">
            <text:p>-0.8618103837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861810383688169" calcext:value-type="float">
            <text:p>8.62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3.09205881994324" calcext:value-type="float">
            <text:p>-3.092058819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3.09205881966272" calcext:value-type="float">
            <text:p>-3.0920588197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3.09205881966272" calcext:value-type="float">
            <text:p>3.09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255517094868696" calcext:value-type="float">
            <text:p>0.025551709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255517097698189" calcext:value-type="float">
            <text:p>0.0255517098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0.0255517097698189" calcext:value-type="float">
            <text:p>-2.56E-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2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6" calcext:value-type="float">
            <text:p>65.3288926392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65.3288926391786" calcext:value-type="float">
            <text:p>-6.53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585.98932462297" calcext:value-type="float">
            <text:p>-2585.98932462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690.219770784177" calcext:value-type="float">
            <text:p>690.219770784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77.69525543044" calcext:value-type="float">
            <text:p>2677.695255430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861810383471091" calcext:value-type="float">
            <text:p>-0.861810383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3.09205881994324" calcext:value-type="float">
            <text:p>-3.092058819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255517094868696" calcext:value-type="float">
            <text:p>0.025551709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2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585.98932462972" calcext:value-type="float">
            <text:p>-2585.9893246297</text:p>
          </table:table-cell>
          <table:table-cell/>
          <table:table-cell table:formula="of:=[.M69]/[.O69]" office:value-type="float" office:value="-0" calcext:value-type="float">
            <text:p>0</text:p>
          </table:table-cell>
          <table:table-cell table:formula="of:=[.M69]-[.O69]" office:value-type="float" office:value="2585.98932462972" calcext:value-type="float">
            <text:p>2.59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690.219771326644" calcext:value-type="float">
            <text:p>690.2197713266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690.219771326644" calcext:value-type="float">
            <text:p>-6.90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77.69525556901" calcext:value-type="float">
            <text:p>2677.695255569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2677.69525556901" calcext:value-type="float">
            <text:p>-2.6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861810383688169" calcext:value-type="float">
            <text:p>-0.8618103837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861810383688169" calcext:value-type="float">
            <text:p>8.62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3.09205881966272" calcext:value-type="float">
            <text:p>-3.0920588197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3.09205881966272" calcext:value-type="float">
            <text:p>3.09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255517097698189" calcext:value-type="float">
            <text:p>0.0255517098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0.0255517097698189" calcext:value-type="float">
            <text:p>-2.56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6" calcext:value-type="float">
            <text:p>65.3288926392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65.3288926391786" calcext:value-type="float">
            <text:p>-6.53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nd tol. 1e-13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1" calcext:value-type="float">
            <text:p>1.00E-013</text:p>
          </table:table-cell>
          <table:table-cell table:style-name="ce2" table:formula="of:=[.B2]" office:value-type="float" office:value="0.0000000000001" calcext:value-type="float">
            <text:p>1.00E-013</text:p>
          </table:table-cell>
          <table:table-cell table:style-name="ce2" table:formula="of:=[.C2]" office:value-type="float" office:value="0.0000000000001" calcext:value-type="float">
            <text:p>1.00E-013</text:p>
          </table:table-cell>
          <table:table-cell table:style-name="ce2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End tol. 1e-12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End tol. 1e-12'.C4]" office:value-type="string" office:string-value="Altitude = " calcext:value-type="string">
            <text:p>Altitude = </text:p>
          </table:table-cell>
          <table:table-cell table:style-name="ce1" table:formula="of:=['End tol. 1e-12'.D4]" office:value-type="string" office:string-value="-0.6 km MOLA" calcext:value-type="string">
            <text:p>-0.6 km MOLA</text:p>
          </table:table-cell>
          <table:table-cell table:style-name="ce1" table:formula="of:=['End tol. 1e-12'.E4]" office:value-type="string" office:string-value="TSI Order = " calcext:value-type="string">
            <text:p>TSI Order = </text:p>
          </table:table-cell>
          <table:table-cell table:style-name="ce1" table:formula="of:=['End tol. 1e-12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End tol. 1e-12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End tol. 1e-12'.R4]" office:value-type="float" office:value="-0.299" calcext:value-type="float">
            <text:p>-0.2990</text:p>
          </table:table-cell>
          <table:table-cell table:number-columns-repeated="2"/>
        </table:table-row>
        <table:table-row table:style-name="ro1">
          <table:table-cell table:style-name="ce1" table:formula="of:=['End tol. 1e-12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End tol. 1e-12'.C5]" office:value-type="string" office:string-value="Latitude = " calcext:value-type="string">
            <text:p>Latitude = </text:p>
          </table:table-cell>
          <table:table-cell table:style-name="ce1" table:formula="of:=['End tol. 1e-12'.D5]" office:value-type="float" office:value="0" calcext:value-type="float">
            <text:p>0</text:p>
          </table:table-cell>
          <table:table-cell table:style-name="ce1" table:formula="of:=['End tol. 1e-12'.E5]" office:value-type="string" office:string-value="Longitude = " calcext:value-type="string">
            <text:p>Longitude = </text:p>
          </table:table-cell>
          <table:table-cell table:style-name="ce1" table:formula="of:=['End tol. 1e-12'.F5]" office:value-type="float" office:value="74.5" calcext:value-type="float">
            <text:p>74.5</text:p>
          </table:table-cell>
          <table:table-cell table:style-name="ce1" table:formula="of:=['End tol. 1e-12'.G5]" office:value-type="string" office:string-value="FPA = " calcext:value-type="string">
            <text:p>FPA = </text:p>
          </table:table-cell>
          <table:table-cell table:style-name="ce1" table:formula="of:=['End tol. 1e-12'.H5]" office:value-type="float" office:value="89" calcext:value-type="float">
            <text:p>89</text:p>
          </table:table-cell>
          <table:table-cell table:style-name="ce1" table:formula="of:=['End tol. 1e-12'.I5]" office:value-type="string" office:string-value="Azimuth = " calcext:value-type="string">
            <text:p>Azimuth = </text:p>
          </table:table-cell>
          <table:table-cell table:style-name="ce1" table:formula="of:=['End tol. 1e-12'.J5]" office:value-type="float" office:value="90" calcext:value-type="float">
            <text:p>90</text:p>
          </table:table-cell>
          <table:table-cell table:style-name="ce1" table:formula="of:=['End tol. 1e-12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End tol. 1e-12'.M5]" office:value-type="float" office:value="0.00001" calcext:value-type="float">
            <text:p>0.00001</text:p>
          </table:table-cell>
          <table:table-cell table:style-name="ce1"/>
          <table:table-cell table:style-name="ce1" table:formula="of:=['End tol. 1e-12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End tol. 1e-12'.R5]" office:value-type="float" office:value="-0.184" calcext:value-type="float">
            <text:p>-0.1840</text:p>
          </table:table-cell>
          <table:table-cell table:number-columns-repeated="2"/>
        </table:table-row>
        <table:table-row table:style-name="ro1">
          <table:table-cell table:style-name="ce1" table:formula="of:=['End tol. 1e-12'.A6]" office:value-type="string" office:string-value="Drag" calcext:value-type="string">
            <text:p>Drag</text:p>
          </table:table-cell>
          <table:table-cell table:style-name="ce1"/>
          <table:table-cell table:style-name="ce1" table:formula="of:=['End tol. 1e-12'.C6]" office:value-type="float" office:value="0" calcext:value-type="float">
            <text:p>0</text:p>
          </table:table-cell>
          <table:table-cell table:style-name="ce1" table:formula="of:=['End tol. 1e-12'.D6]" office:value-type="float" office:value="0" calcext:value-type="float">
            <text:p>0</text:p>
          </table:table-cell>
          <table:table-cell table:style-name="ce1" table:formula="of:=['End tol. 1e-12'.E6]" office:value-type="float" office:value="0" calcext:value-type="float">
            <text:p>0</text:p>
          </table:table-cell>
          <table:table-cell table:style-name="ce1"/>
          <table:table-cell table:style-name="ce1" table:formula="of:=['End tol. 1e-12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-2585.04974044839" calcext:value-type="float">
            <text:p>-2585.0497404484</text:p>
          </table:table-cell>
          <table:table-cell/>
          <table:table-cell table:style-name="ce4" table:formula="of:=['End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-2585.04974044839" calcext:value-type="float">
            <text:p>-2585.049740448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585.04974044855" calcext:value-type="float">
            <text:p>-2585.0497404486</text:p>
          </table:table-cell>
          <table:table-cell/>
          <table:table-cell table:formula="of:=[.M9]/[.O9]" office:value-type="float" office:value="-0" calcext:value-type="float">
            <text:p>0</text:p>
          </table:table-cell>
          <table:table-cell table:formula="of:=[.M9]-[.O9]" office:value-type="float" office:value="2585.04974044855" calcext:value-type="float">
            <text:p>2.59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693.446277906264" calcext:value-type="float">
            <text:p>693.4462779063</text:p>
          </table:table-cell>
          <table:table-cell/>
          <table:table-cell table:style-name="ce4" table:formula="of:=['End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693.446277906264" calcext:value-type="float">
            <text:p>693.446277906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693.446277988329" calcext:value-type="float">
            <text:p>693.4462779883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693.446277988329" calcext:value-type="float">
            <text:p>-6.93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677.76886595832" calcext:value-type="float">
            <text:p>2677.7688659583</text:p>
          </table:table-cell>
          <table:table-cell/>
          <table:table-cell table:style-name="ce4" table:formula="of:=['End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677.76886595832" calcext:value-type="float">
            <text:p>2677.768865958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77.7688659781" calcext:value-type="float">
            <text:p>2677.7688659781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677.7688659781" calcext:value-type="float">
            <text:p>-2.6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863907774129886" calcext:value-type="float">
            <text:p>-0.8639077741</text:p>
          </table:table-cell>
          <table:table-cell/>
          <table:table-cell table:style-name="ce4" table:formula="of:=['End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863907774129886" calcext:value-type="float">
            <text:p>-0.863907774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863907774161834" calcext:value-type="float">
            <text:p>-0.8639077742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863907774161834" calcext:value-type="float">
            <text:p>8.64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3.09144165108102" calcext:value-type="float">
            <text:p>-3.0914416511</text:p>
          </table:table-cell>
          <table:table-cell/>
          <table:table-cell table:style-name="ce4" table:formula="of:=['End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3.09144165108102" calcext:value-type="float">
            <text:p>-3.09144165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3.09144165103917" calcext:value-type="float">
            <text:p>-3.091441651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3.09144165103917" calcext:value-type="float">
            <text:p>3.09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277399012442076" calcext:value-type="float">
            <text:p>0.0277399012</text:p>
          </table:table-cell>
          <table:table-cell/>
          <table:table-cell table:style-name="ce4" table:formula="of:=['End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0277399012442076" calcext:value-type="float">
            <text:p>0.0277399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277399012860025" calcext:value-type="float">
            <text:p>0.0277399013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0277399012860025" calcext:value-type="float">
            <text:p>-2.77E-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65.3288926391796" calcext:value-type="float">
            <text:p>65.3288926392</text:p>
          </table:table-cell>
          <table:table-cell/>
          <table:table-cell table:style-name="ce4" table:formula="of:=['End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65.3288926391796" calcext:value-type="float">
            <text:p>65.328892639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95" calcext:value-type="float">
            <text:p>65.3288926392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65.3288926391795" calcext:value-type="float">
            <text:p>-6.53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End tol. 1e-12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6" calcext:value-type="float">
            <text:p>46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3" calcext:value-type="float">
            <text:p>0.0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585.04974044839" calcext:value-type="float">
            <text:p>-2585.0497404484</text:p>
          </table:table-cell>
          <table:table-cell/>
          <table:table-cell table:style-name="ce3" office:value-type="float" office:value="-2585.04974044855" calcext:value-type="float">
            <text:p>-2585.0497404486</text:p>
          </table:table-cell>
          <table:table-cell/>
          <table:table-cell table:style-name="ce3" office:value-type="float" office:value="0.999999999999936" calcext:value-type="float">
            <text:p>1</text:p>
          </table:table-cell>
          <table:table-cell table:style-name="ce3" office:value-type="float" office:value="0.000000000165982783073559" calcext:value-type="float">
            <text:p>1.65982783073559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693.446277906264" calcext:value-type="float">
            <text:p>693.4462779063</text:p>
          </table:table-cell>
          <table:table-cell/>
          <table:table-cell table:style-name="ce3" office:value-type="float" office:value="693.446277988329" calcext:value-type="float">
            <text:p>693.4462779883</text:p>
          </table:table-cell>
          <table:table-cell/>
          <table:table-cell table:style-name="ce3" office:value-type="float" office:value="0.999999999881655" calcext:value-type="float">
            <text:p>0.9999999999</text:p>
          </table:table-cell>
          <table:table-cell table:style-name="ce3" office:value-type="float" office:value="-0.0000000820657533040503" calcext:value-type="float">
            <text:p>-8.20657533040503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77.76886595832" calcext:value-type="float">
            <text:p>2677.7688659583</text:p>
          </table:table-cell>
          <table:table-cell/>
          <table:table-cell table:style-name="ce3" office:value-type="float" office:value="2677.7688659781" calcext:value-type="float">
            <text:p>2677.7688659781</text:p>
          </table:table-cell>
          <table:table-cell/>
          <table:table-cell table:style-name="ce3" office:value-type="float" office:value="0.999999999992614" calcext:value-type="float">
            <text:p>1</text:p>
          </table:table-cell>
          <table:table-cell table:style-name="ce3" office:value-type="float" office:value="-0.0000000197787812794559" calcext:value-type="float">
            <text:p>-1.97787812794559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863907774129886" calcext:value-type="float">
            <text:p>-0.8639077741</text:p>
          </table:table-cell>
          <table:table-cell/>
          <table:table-cell table:style-name="ce3" office:value-type="float" office:value="-0.863907774161834" calcext:value-type="float">
            <text:p>-0.8639077742</text:p>
          </table:table-cell>
          <table:table-cell/>
          <table:table-cell table:style-name="ce3" office:value-type="float" office:value="0.999999999963019" calcext:value-type="float">
            <text:p>1</text:p>
          </table:table-cell>
          <table:table-cell table:style-name="ce3" office:value-type="float" office:value="0.0000000000319477777566135" calcext:value-type="float">
            <text:p>3.19477777566135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3.09144165108102" calcext:value-type="float">
            <text:p>-3.0914416511</text:p>
          </table:table-cell>
          <table:table-cell/>
          <table:table-cell table:style-name="ce3" office:value-type="float" office:value="-3.09144165103917" calcext:value-type="float">
            <text:p>-3.091441651</text:p>
          </table:table-cell>
          <table:table-cell/>
          <table:table-cell table:style-name="ce3" office:value-type="float" office:value="1.00000000001354" calcext:value-type="float">
            <text:p>1</text:p>
          </table:table-cell>
          <table:table-cell table:style-name="ce3" office:value-type="float" office:value="-0.0000000000418554080283684" calcext:value-type="float">
            <text:p>-4.18554080283684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277399012442076" calcext:value-type="float">
            <text:p>0.0277399012</text:p>
          </table:table-cell>
          <table:table-cell/>
          <table:table-cell table:style-name="ce3" office:value-type="float" office:value="0.0277399012860025" calcext:value-type="float">
            <text:p>0.0277399013</text:p>
          </table:table-cell>
          <table:table-cell/>
          <table:table-cell table:style-name="ce3" office:value-type="float" office:value="0.999999998493331" calcext:value-type="float">
            <text:p>0.9999999985</text:p>
          </table:table-cell>
          <table:table-cell table:style-name="ce3" office:value-type="float" office:value="-0.0000000000417948418929281" calcext:value-type="float">
            <text:p>-4.17948418929281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96" calcext:value-type="float">
            <text:p>65.3288926392</text:p>
          </table:table-cell>
          <table:table-cell/>
          <table:table-cell table:style-name="ce3" office:value-type="float" office:value="65.3288926391795" calcext:value-type="float">
            <text:p>65.328892639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99475983006414" calcext:value-type="float">
            <text:p>9.947598300641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7" calcext:value-type="float">
            <text:p>6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585.04974044839" calcext:value-type="float">
            <text:p>-2585.049740448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585.04974044855" calcext:value-type="float">
            <text:p>-2585.0497404486</text:p>
          </table:table-cell>
          <table:table-cell/>
          <table:table-cell table:formula="of:=[.M33]/[.O33]" office:value-type="float" office:value="-0" calcext:value-type="float">
            <text:p>0</text:p>
          </table:table-cell>
          <table:table-cell table:formula="of:=[.M33]-[.O33]" office:value-type="float" office:value="2585.04974044855" calcext:value-type="float">
            <text:p>2.59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693.446277906264" calcext:value-type="float">
            <text:p>693.446277906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693.446277988329" calcext:value-type="float">
            <text:p>693.4462779883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693.446277988329" calcext:value-type="float">
            <text:p>-6.93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77.76886595832" calcext:value-type="float">
            <text:p>2677.768865958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77.7688659781" calcext:value-type="float">
            <text:p>2677.7688659781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2677.7688659781" calcext:value-type="float">
            <text:p>-2.6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863907774129886" calcext:value-type="float">
            <text:p>-0.863907774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863907774161834" calcext:value-type="float">
            <text:p>-0.8639077742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863907774161834" calcext:value-type="float">
            <text:p>8.64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3.09144165108102" calcext:value-type="float">
            <text:p>-3.091441651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3.09144165103917" calcext:value-type="float">
            <text:p>-3.091441651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3.09144165103917" calcext:value-type="float">
            <text:p>3.09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277399012442076" calcext:value-type="float">
            <text:p>0.027739901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277399012860025" calcext:value-type="float">
            <text:p>0.0277399013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0.0277399012860025" calcext:value-type="float">
            <text:p>-2.77E-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96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95" calcext:value-type="float">
            <text:p>65.3288926392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65.3288926391795" calcext:value-type="float">
            <text:p>-6.53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585.04974044839" calcext:value-type="float">
            <text:p>-2585.049740448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693.446277906264" calcext:value-type="float">
            <text:p>693.446277906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77.76886595832" calcext:value-type="float">
            <text:p>2677.768865958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863907774129886" calcext:value-type="float">
            <text:p>-0.863907774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3.09144165108102" calcext:value-type="float">
            <text:p>-3.091441651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277399012442076" calcext:value-type="float">
            <text:p>0.027739901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96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585.04974044855" calcext:value-type="float">
            <text:p>-2585.0497404486</text:p>
          </table:table-cell>
          <table:table-cell/>
          <table:table-cell table:formula="of:=[.M69]/[.O69]" office:value-type="float" office:value="-0" calcext:value-type="float">
            <text:p>0</text:p>
          </table:table-cell>
          <table:table-cell table:formula="of:=[.M69]-[.O69]" office:value-type="float" office:value="2585.04974044855" calcext:value-type="float">
            <text:p>2.59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693.446277988329" calcext:value-type="float">
            <text:p>693.4462779883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693.446277988329" calcext:value-type="float">
            <text:p>-6.93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77.7688659781" calcext:value-type="float">
            <text:p>2677.7688659781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2677.7688659781" calcext:value-type="float">
            <text:p>-2.6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863907774161834" calcext:value-type="float">
            <text:p>-0.8639077742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863907774161834" calcext:value-type="float">
            <text:p>8.64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3.09144165103917" calcext:value-type="float">
            <text:p>-3.091441651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3.09144165103917" calcext:value-type="float">
            <text:p>3.09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277399012860025" calcext:value-type="float">
            <text:p>0.0277399013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0.0277399012860025" calcext:value-type="float">
            <text:p>-2.77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95" calcext:value-type="float">
            <text:p>65.3288926392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65.3288926391795" calcext:value-type="float">
            <text:p>-6.53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nd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9"/>
        <table:table-column table:style-name="co1" table:number-columns-repeated="7" table:default-cell-style-name="Default"/>
        <table:table-row table:style-name="ro1">
          <table:table-cell/>
          <table:table-cell table:style-name="ce8" office:value-type="string" calcext:value-type="string">
            <text:p>TSI</text:p>
          </table:table-cell>
          <table:table-cell table:style-name="ce8" office:value-type="string" calcext:value-type="string">
            <text:p>RKF78</text:p>
          </table:table-cell>
          <table:table-cell table:style-name="ce8" office:value-type="string" calcext:value-type="string">
            <text:p>RKF45</text:p>
          </table:table-cell>
          <table:table-cell table:style-name="ce8" office:value-type="string" calcext:value-type="string">
            <text:p>DP8(7)</text:p>
          </table:table-cell>
          <table:table-cell table:number-columns-repeated="2"/>
          <table:table-cell table:style-name="ce8" office:value-type="string" calcext:value-type="string">
            <text:p>Spherica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9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12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8" table:formula="of:=['End tol. 1e-13'.A4]" office:value-type="string" office:string-value="Thrust" calcext:value-type="string">
            <text:p>Thrust</text:p>
          </table:table-cell>
          <table:table-cell table:style-name="ce8"/>
          <table:table-cell table:style-name="ce8" table:formula="of:=['End tol. 1e-13'.C4]" office:value-type="string" office:string-value="Altitude = " calcext:value-type="string">
            <text:p>Altitude = </text:p>
          </table:table-cell>
          <table:table-cell table:style-name="ce8" table:formula="of:=['End tol. 1e-13'.D4]" office:value-type="string" office:string-value="-0.6 km MOLA" calcext:value-type="string">
            <text:p>-0.6 km MOLA</text:p>
          </table:table-cell>
          <table:table-cell table:style-name="ce8" table:formula="of:=['End tol. 1e-13'.E4]" office:value-type="string" office:string-value="TSI Order = " calcext:value-type="string">
            <text:p>TSI Order = </text:p>
          </table:table-cell>
          <table:table-cell table:style-name="ce8" table:formula="of:=['End tol. 1e-13'.F4]" office:value-type="float" office:value="20" calcext:value-type="float">
            <text:p>20</text:p>
          </table:table-cell>
          <table:table-cell table:style-name="ce8" table:number-columns-repeated="8"/>
          <table:table-cell table:style-name="ce8" table:formula="of:=['End tol. 1e-13'.O4]" office:value-type="string" office:string-value="Thrust azimuth angle is constant = " calcext:value-type="string">
            <text:p>Thrust azimuth angle is constant = </text:p>
          </table:table-cell>
          <table:table-cell table:style-name="ce8" table:number-columns-repeated="2"/>
          <table:table-cell table:style-name="ce13" table:formula="of:=['End tol. 1e-13'.R4]" office:value-type="float" office:value="-0.299" calcext:value-type="float">
            <text:p>-0.2990</text:p>
          </table:table-cell>
          <table:table-cell table:number-columns-repeated="7"/>
        </table:table-row>
        <table:table-row table:style-name="ro1">
          <table:table-cell table:style-name="ce8" table:formula="of:=['End tol. 1e-13'.A5]" office:value-type="string" office:string-value="Gravity" calcext:value-type="string">
            <text:p>Gravity</text:p>
          </table:table-cell>
          <table:table-cell table:style-name="ce8"/>
          <table:table-cell table:style-name="ce8" table:formula="of:=['End tol. 1e-13'.C5]" office:value-type="string" office:string-value="Latitude = " calcext:value-type="string">
            <text:p>Latitude = </text:p>
          </table:table-cell>
          <table:table-cell table:style-name="ce8" table:formula="of:=['End tol. 1e-13'.D5]" office:value-type="float" office:value="0" calcext:value-type="float">
            <text:p>0</text:p>
          </table:table-cell>
          <table:table-cell table:style-name="ce8" table:formula="of:=['End tol. 1e-13'.E5]" office:value-type="string" office:string-value="Longitude = " calcext:value-type="string">
            <text:p>Longitude = </text:p>
          </table:table-cell>
          <table:table-cell table:style-name="ce8" table:formula="of:=['End tol. 1e-13'.F5]" office:value-type="float" office:value="74.5" calcext:value-type="float">
            <text:p>74.5</text:p>
          </table:table-cell>
          <table:table-cell table:style-name="ce8" table:formula="of:=['End tol. 1e-13'.G5]" office:value-type="string" office:string-value="FPA = " calcext:value-type="string">
            <text:p>FPA = </text:p>
          </table:table-cell>
          <table:table-cell table:style-name="ce8" table:formula="of:=['End tol. 1e-13'.H5]" office:value-type="float" office:value="89" calcext:value-type="float">
            <text:p>89</text:p>
          </table:table-cell>
          <table:table-cell table:style-name="ce8" table:formula="of:=['End tol. 1e-13'.I5]" office:value-type="string" office:string-value="Azimuth = " calcext:value-type="string">
            <text:p>Azimuth = </text:p>
          </table:table-cell>
          <table:table-cell table:style-name="ce8" table:formula="of:=['End tol. 1e-13'.J5]" office:value-type="float" office:value="90" calcext:value-type="float">
            <text:p>90</text:p>
          </table:table-cell>
          <table:table-cell table:style-name="ce8" table:formula="of:=['End tol. 1e-13'.K5]" office:value-type="string" office:string-value="Starting Velocity = " calcext:value-type="string">
            <text:p>Starting Velocity = </text:p>
          </table:table-cell>
          <table:table-cell table:style-name="ce8"/>
          <table:table-cell table:style-name="ce8" table:formula="of:=['End tol. 1e-13'.M5]" office:value-type="float" office:value="0.00001" calcext:value-type="float">
            <text:p>0.00001</text:p>
          </table:table-cell>
          <table:table-cell table:style-name="ce8"/>
          <table:table-cell table:style-name="ce8" table:formula="of:=['End tol. 1e-13'.O5]" office:value-type="string" office:string-value="Thrust elevation angle is constant = " calcext:value-type="string">
            <text:p>Thrust elevation angle is constant = </text:p>
          </table:table-cell>
          <table:table-cell table:style-name="ce8" table:number-columns-repeated="2"/>
          <table:table-cell table:style-name="ce13" table:formula="of:=['End tol. 1e-13'.R5]" office:value-type="float" office:value="-0.184" calcext:value-type="float">
            <text:p>-0.1840</text:p>
          </table:table-cell>
          <table:table-cell table:number-columns-repeated="7"/>
        </table:table-row>
        <table:table-row table:style-name="ro1">
          <table:table-cell table:style-name="ce8" table:formula="of:=['End tol. 1e-13'.A6]" office:value-type="string" office:string-value="Drag" calcext:value-type="string">
            <text:p>Drag</text:p>
          </table:table-cell>
          <table:table-cell table:style-name="ce8"/>
          <table:table-cell table:style-name="ce8" table:formula="of:=['End tol. 1e-13'.C6]" office:value-type="float" office:value="0" calcext:value-type="float">
            <text:p>0</text:p>
          </table:table-cell>
          <table:table-cell table:style-name="ce8" table:formula="of:=['End tol. 1e-13'.D6]" office:value-type="float" office:value="0" calcext:value-type="float">
            <text:p>0</text:p>
          </table:table-cell>
          <table:table-cell table:style-name="ce8" table:formula="of:=['End tol. 1e-13'.E6]" office:value-type="float" office:value="0" calcext:value-type="float">
            <text:p>0</text:p>
          </table:table-cell>
          <table:table-cell table:style-name="ce8"/>
          <table:table-cell table:style-name="ce8" table:formula="of:=['End tol. 1e-13'.G6]" office:value-type="string" office:string-value="Ascent" calcext:value-type="string">
            <text:p>Ascent</text:p>
          </table:table-cell>
          <table:table-cell table:style-name="ce8" table:number-columns-repeated="6"/>
          <table:table-cell table:number-columns-repeated="12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8" office:value-type="string" calcext:value-type="string">
            <text:p>TSI</text:p>
          </table:table-cell>
          <table:table-cell/>
          <table:table-cell table:style-name="ce8" office:value-type="string" calcext:value-type="string">
            <text:p>RK4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4"/>
          <table:table-cell table:style-name="ce8" office:value-type="string" calcext:value-type="string">
            <text:p>RK4</text:p>
          </table:table-cell>
          <table:table-cell/>
          <table:table-cell table:style-name="ce8" office:value-type="string" calcext:value-type="string">
            <text:p>RKF78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2"/>
          <table:table-cell table:style-name="ce8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10" office:value-type="float" office:value="-2585.25675530863" calcext:value-type="float">
            <text:p>-2585.2567553086</text:p>
          </table:table-cell>
          <table:table-cell/>
          <table:table-cell table:style-name="ce11" table:formula="of:=['End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-2585.25675530863" calcext:value-type="float">
            <text:p>-2585.256755308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F9]" office:value-type="float" office:value="0" calcext:value-type="float">
            <text:p>0</text:p>
          </table:table-cell>
          <table:table-cell/>
          <table:table-cell table:style-name="ce11" table:formula="of:=[.F21]" office:value-type="float" office:value="-2585.25675530808" calcext:value-type="float">
            <text:p>-2585.2567553081</text:p>
          </table:table-cell>
          <table:table-cell/>
          <table:table-cell table:formula="of:=[.M9]/[.O9]" office:value-type="float" office:value="-0" calcext:value-type="float">
            <text:p>0</text:p>
          </table:table-cell>
          <table:table-cell table:formula="of:=[.M9]-[.O9]" office:value-type="float" office:value="2585.25675530808" calcext:value-type="float">
            <text:p>2.59E+003</text:p>
          </table:table-cell>
          <table:table-cell/>
          <table:table-cell table:style-name="ce10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10" office:value-type="float" office:value="692.726823760689" calcext:value-type="float">
            <text:p>692.7268237607</text:p>
          </table:table-cell>
          <table:table-cell/>
          <table:table-cell table:style-name="ce11" table:formula="of:=['End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692.726823760689" calcext:value-type="float">
            <text:p>692.72682376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F10]" office:value-type="float" office:value="0" calcext:value-type="float">
            <text:p>0</text:p>
          </table:table-cell>
          <table:table-cell/>
          <table:table-cell table:style-name="ce11" table:formula="of:=[.F22]" office:value-type="float" office:value="692.726823772168" calcext:value-type="float">
            <text:p>692.7268237722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692.726823772168" calcext:value-type="float">
            <text:p>-6.93E+002</text:p>
          </table:table-cell>
          <table:table-cell/>
          <table:table-cell table:style-name="ce10" table:formula="of:=SQRT([.D9]*[.D9]+[.D10]*[.D10]+[.D11]*[.D11])" office:value-type="float" office:value="3786" calcext:value-type="float">
            <text:p>3786</text:p>
          </table:table-cell>
          <table:table-cell/>
          <table:table-cell table:style-name="ce10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3786" calcext:value-type="float">
            <text:p>3786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10" office:value-type="float" office:value="2677.75522719563" calcext:value-type="float">
            <text:p>2677.7552271956</text:p>
          </table:table-cell>
          <table:table-cell/>
          <table:table-cell table:style-name="ce11" table:formula="of:=['End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677.75522719563" calcext:value-type="float">
            <text:p>2677.755227195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F11]" office:value-type="float" office:value="0" calcext:value-type="float">
            <text:p>0</text:p>
          </table:table-cell>
          <table:table-cell/>
          <table:table-cell table:style-name="ce11" table:formula="of:=[.F23]" office:value-type="float" office:value="2677.7552271977" calcext:value-type="float">
            <text:p>2677.7552271977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677.7552271977" calcext:value-type="float">
            <text:p>-2.68E+003</text:p>
          </table:table-cell>
          <table:table-cell/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10" office:value-type="float" office:value="-0.863440136829541" calcext:value-type="float">
            <text:p>-0.8634401368</text:p>
          </table:table-cell>
          <table:table-cell/>
          <table:table-cell table:style-name="ce11" table:formula="of:=['End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863440136829541" calcext:value-type="float">
            <text:p>-0.863440136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F12]" office:value-type="float" office:value="0" calcext:value-type="float">
            <text:p>0</text:p>
          </table:table-cell>
          <table:table-cell/>
          <table:table-cell table:style-name="ce11" table:formula="of:=[.F24]" office:value-type="float" office:value="-0.863440136833437" calcext:value-type="float">
            <text:p>-0.8634401368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863440136833437" calcext:value-type="float">
            <text:p>8.63E-001</text:p>
          </table:table-cell>
          <table:table-cell/>
          <table:table-cell table:style-name="ce10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10" office:value-type="float" office:value="-3.09157927107598" calcext:value-type="float">
            <text:p>-3.0915792711</text:p>
          </table:table-cell>
          <table:table-cell/>
          <table:table-cell table:style-name="ce11" table:formula="of:=['End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3.09157927107598" calcext:value-type="float">
            <text:p>-3.09157927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F13]" office:value-type="float" office:value="0" calcext:value-type="float">
            <text:p>0</text:p>
          </table:table-cell>
          <table:table-cell/>
          <table:table-cell table:style-name="ce11" table:formula="of:=[.F25]" office:value-type="float" office:value="-3.09157927107056" calcext:value-type="float">
            <text:p>-3.0915792711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3.09157927107056" calcext:value-type="float">
            <text:p>3.09E+000</text:p>
          </table:table-cell>
          <table:table-cell/>
          <table:table-cell table:style-name="ce10" table:formula="of:=SQRT([.D12]*[.D12]+[.D13]*[.D13]+[.D14]*[.D14])" office:value-type="float" office:value="3.21000528555911" calcext:value-type="float">
            <text:p>3.2100052856</text:p>
          </table:table-cell>
          <table:table-cell/>
          <table:table-cell table:style-name="ce10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3.21000528555911" calcext:value-type="float">
            <text:p>3.2100052856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10" office:value-type="float" office:value="0.0272520473085771" calcext:value-type="float">
            <text:p>0.0272520473</text:p>
          </table:table-cell>
          <table:table-cell/>
          <table:table-cell table:style-name="ce11" table:formula="of:=['End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0272520473085771" calcext:value-type="float">
            <text:p>0.027252047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F14]" office:value-type="float" office:value="0" calcext:value-type="float">
            <text:p>0</text:p>
          </table:table-cell>
          <table:table-cell/>
          <table:table-cell table:style-name="ce11" table:formula="of:=[.F26]" office:value-type="float" office:value="0.0272520473137547" calcext:value-type="float">
            <text:p>0.0272520473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0272520473137547" calcext:value-type="float">
            <text:p>-2.73E-002</text:p>
          </table:table-cell>
          <table:table-cell/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10" office:value-type="float" office:value="65.3288926391773" calcext:value-type="float">
            <text:p>65.3288926392</text:p>
          </table:table-cell>
          <table:table-cell/>
          <table:table-cell table:style-name="ce11" table:formula="of:=['End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65.3288926391773" calcext:value-type="float">
            <text:p>65.328892639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F15]" office:value-type="float" office:value="0" calcext:value-type="float">
            <text:p>0</text:p>
          </table:table-cell>
          <table:table-cell/>
          <table:table-cell table:style-name="ce11" table:formula="of:=[.F27]" office:value-type="float" office:value="65.3288926391771" calcext:value-type="float">
            <text:p>65.3288926392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65.3288926391771" calcext:value-type="float">
            <text:p>-6.53E+001</text:p>
          </table:table-cell>
          <table:table-cell/>
          <table:table-cell table:style-name="ce10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8" table:formula="of:=['End tol. 1e-8'.B17]" office:value-type="string" office:string-value="Steps taken" calcext:value-type="string">
            <text:p>Steps taken</text:p>
          </table:table-cell>
          <table:table-cell/>
          <table:table-cell table:style-name="ce8" office:value-type="float" office:value="50" calcext:value-type="float">
            <text:p>50</text:p>
          </table:table-cell>
          <table:table-cell/>
          <table:table-cell table:style-name="ce8" table:formula="of:=['End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style-name="ce8" office:value-type="string" calcext:value-type="string">
            <text:p>Time (CPU sec)</text:p>
          </table:table-cell>
          <table:table-cell/>
          <table:table-cell table:style-name="ce8" office:value-type="float" office:value="0.05" calcext:value-type="float">
            <text:p>0.05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8" office:value-type="string" calcext:value-type="string">
            <text:p>TSI</text:p>
          </table:table-cell>
          <table:table-cell/>
          <table:table-cell table:style-name="ce8" office:value-type="string" calcext:value-type="string">
            <text:p>RKF78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4"/>
          <table:table-cell table:style-name="ce8" office:value-type="string" calcext:value-type="string">
            <text:p>RK4</text:p>
          </table:table-cell>
          <table:table-cell/>
          <table:table-cell table:style-name="ce8" office:value-type="string" calcext:value-type="string">
            <text:p>RKF45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2"/>
          <table:table-cell table:style-name="ce8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D9]" office:value-type="float" office:value="-2585.25675530863" calcext:value-type="float">
            <text:p>-2585.2567553086</text:p>
          </table:table-cell>
          <table:table-cell/>
          <table:table-cell table:style-name="ce10" office:value-type="float" office:value="-2585.25675530808" calcext:value-type="float">
            <text:p>-2585.2567553081</text:p>
          </table:table-cell>
          <table:table-cell/>
          <table:table-cell table:style-name="ce10" office:value-type="float" office:value="1.00000000000021" calcext:value-type="float">
            <text:p>1</text:p>
          </table:table-cell>
          <table:table-cell table:style-name="ce10" office:value-type="float" office:value="-0.000000000552518031327054" calcext:value-type="float">
            <text:p>-5.52518031327054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F9]" office:value-type="float" office:value="0" calcext:value-type="float">
            <text:p>0</text:p>
          </table:table-cell>
          <table:table-cell/>
          <table:table-cell table:style-name="ce11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/>
          <table:table-cell table:style-name="ce10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D10]" office:value-type="float" office:value="692.726823760689" calcext:value-type="float">
            <text:p>692.7268237607</text:p>
          </table:table-cell>
          <table:table-cell/>
          <table:table-cell table:style-name="ce10" office:value-type="float" office:value="692.726823772168" calcext:value-type="float">
            <text:p>692.7268237722</text:p>
          </table:table-cell>
          <table:table-cell/>
          <table:table-cell table:style-name="ce10" office:value-type="float" office:value="0.999999999983429" calcext:value-type="float">
            <text:p>1</text:p>
          </table:table-cell>
          <table:table-cell table:style-name="ce10" office:value-type="float" office:value="-0.0000000114794147521025" calcext:value-type="float">
            <text:p>-1.14794147521025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F10]" office:value-type="float" office:value="0" calcext:value-type="float">
            <text:p>0</text:p>
          </table:table-cell>
          <table:table-cell/>
          <table:table-cell table:style-name="ce11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/>
          <table:table-cell table:style-name="ce10" table:formula="of:=SQRT([.D21]*[.D21]+[.D22]*[.D22]+[.D23]*[.D23])" office:value-type="float" office:value="3786" calcext:value-type="float">
            <text:p>3786</text:p>
          </table:table-cell>
          <table:table-cell/>
          <table:table-cell table:style-name="ce10" table:formula="of:=SQRT([.F21]*[.F21]+[.F22]*[.F22]+[.F23]*[.F23])" office:value-type="float" office:value="3786.00000000319" calcext:value-type="float">
            <text:p>3786.0000000032</text:p>
          </table:table-cell>
          <table:table-cell/>
          <table:table-cell table:formula="of:=[.T22]/[.V22]" office:value-type="float" office:value="0.999999999999158" calcext:value-type="float">
            <text:p>1</text:p>
          </table:table-cell>
          <table:table-cell table:formula="of:=[.T22]-[.V22]" office:value-type="float" office:value="-0.00000000319005266646855" calcext:value-type="float">
            <text:p>-3.19005266646855E-009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D11]" office:value-type="float" office:value="2677.75522719563" calcext:value-type="float">
            <text:p>2677.7552271956</text:p>
          </table:table-cell>
          <table:table-cell/>
          <table:table-cell table:style-name="ce10" office:value-type="float" office:value="2677.7552271977" calcext:value-type="float">
            <text:p>2677.7552271977</text:p>
          </table:table-cell>
          <table:table-cell/>
          <table:table-cell table:style-name="ce10" office:value-type="float" office:value="0.999999999999227" calcext:value-type="float">
            <text:p>1</text:p>
          </table:table-cell>
          <table:table-cell table:style-name="ce10" office:value-type="float" office:value="-0.0000000020695551938843" calcext:value-type="float">
            <text:p>-2.0695551938843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F11]" office:value-type="float" office:value="0" calcext:value-type="float">
            <text:p>0</text:p>
          </table:table-cell>
          <table:table-cell/>
          <table:table-cell table:style-name="ce11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/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D12]" office:value-type="float" office:value="-0.863440136829541" calcext:value-type="float">
            <text:p>-0.8634401368</text:p>
          </table:table-cell>
          <table:table-cell/>
          <table:table-cell table:style-name="ce10" office:value-type="float" office:value="-0.863440136833437" calcext:value-type="float">
            <text:p>-0.8634401368</text:p>
          </table:table-cell>
          <table:table-cell/>
          <table:table-cell table:style-name="ce10" office:value-type="float" office:value="0.999999999995487" calcext:value-type="float">
            <text:p>1</text:p>
          </table:table-cell>
          <table:table-cell table:style-name="ce10" office:value-type="float" office:value="0.00000000000389654974952691" calcext:value-type="float">
            <text:p>3.89654974952691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F12]" office:value-type="float" office:value="0" calcext:value-type="float">
            <text:p>0</text:p>
          </table:table-cell>
          <table:table-cell/>
          <table:table-cell table:style-name="ce11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/>
          <table:table-cell table:style-name="ce10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D13]" office:value-type="float" office:value="-3.09157927107598" calcext:value-type="float">
            <text:p>-3.0915792711</text:p>
          </table:table-cell>
          <table:table-cell/>
          <table:table-cell table:style-name="ce10" office:value-type="float" office:value="-3.09157927107056" calcext:value-type="float">
            <text:p>-3.0915792711</text:p>
          </table:table-cell>
          <table:table-cell/>
          <table:table-cell table:style-name="ce10" office:value-type="float" office:value="1.00000000000176" calcext:value-type="float">
            <text:p>1</text:p>
          </table:table-cell>
          <table:table-cell table:style-name="ce10" office:value-type="float" office:value="-0.00000000000542632605515792" calcext:value-type="float">
            <text:p>-5.42632605515792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F13]" office:value-type="float" office:value="0" calcext:value-type="float">
            <text:p>0</text:p>
          </table:table-cell>
          <table:table-cell/>
          <table:table-cell table:style-name="ce11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/>
          <table:table-cell table:style-name="ce10" table:formula="of:=SQRT([.D24]*[.D24]+[.D25]*[.D25]+[.D26]*[.D26])" office:value-type="float" office:value="3.21000528555911" calcext:value-type="float">
            <text:p>3.2100052856</text:p>
          </table:table-cell>
          <table:table-cell/>
          <table:table-cell table:style-name="ce10" table:formula="of:=SQRT([.F24]*[.F24]+[.F25]*[.F25]+[.F26]*[.F26])" office:value-type="float" office:value="3.21000528555498" calcext:value-type="float">
            <text:p>3.2100052856</text:p>
          </table:table-cell>
          <table:table-cell/>
          <table:table-cell table:formula="of:=[.T25]/[.V25]" office:value-type="float" office:value="1.00000000000129" calcext:value-type="float">
            <text:p>1</text:p>
          </table:table-cell>
          <table:table-cell table:formula="of:=[.T25]-[.V25]" office:value-type="float" office:value="0.00000000000413002965160558" calcext:value-type="float">
            <text:p>4.13002965160558E-012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D14]" office:value-type="float" office:value="0.0272520473085771" calcext:value-type="float">
            <text:p>0.0272520473</text:p>
          </table:table-cell>
          <table:table-cell/>
          <table:table-cell table:style-name="ce10" office:value-type="float" office:value="0.0272520473137547" calcext:value-type="float">
            <text:p>0.0272520473</text:p>
          </table:table-cell>
          <table:table-cell/>
          <table:table-cell table:style-name="ce10" office:value-type="float" office:value="0.999999999810011" calcext:value-type="float">
            <text:p>0.9999999998</text:p>
          </table:table-cell>
          <table:table-cell table:style-name="ce10" office:value-type="float" office:value="-0.00000000000517758058649065" calcext:value-type="float">
            <text:p>-5.17758058649065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F14]" office:value-type="float" office:value="0" calcext:value-type="float">
            <text:p>0</text:p>
          </table:table-cell>
          <table:table-cell/>
          <table:table-cell table:style-name="ce11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D15]" office:value-type="float" office:value="65.3288926391773" calcext:value-type="float">
            <text:p>65.3288926392</text:p>
          </table:table-cell>
          <table:table-cell/>
          <table:table-cell table:style-name="ce10" office:value-type="float" office:value="65.3288926391771" calcext:value-type="float">
            <text:p>65.3288926392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00000000000170530256582424" calcext:value-type="float">
            <text:p>1.70530256582424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F15]" office:value-type="float" office:value="0" calcext:value-type="float">
            <text:p>0</text:p>
          </table:table-cell>
          <table:table-cell/>
          <table:table-cell table:style-name="ce11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8" table:formula="of:=[.B17]" office:value-type="string" office:string-value="Steps taken" calcext:value-type="string">
            <text:p>Steps taken</text:p>
          </table:table-cell>
          <table:table-cell/>
          <table:table-cell table:style-name="ce8"/>
          <table:table-cell/>
          <table:table-cell table:style-name="ce8" office:value-type="float" office:value="87" calcext:value-type="float">
            <text:p>87</text:p>
          </table:table-cell>
          <table:table-cell table:number-columns-repeated="19"/>
        </table:table-row>
        <table:table-row table:style-name="ro1">
          <table:table-cell/>
          <table:table-cell table:style-name="ce8" office:value-type="string" calcext:value-type="string">
            <text:p>Time (CPU sec)</text:p>
          </table:table-cell>
          <table:table-cell table:number-columns-repeated="3"/>
          <table:table-cell table:style-name="ce8" office:value-type="float" office:value="0.01" calcext:value-type="float">
            <text:p>0.01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8" office:value-type="string" calcext:value-type="string">
            <text:p>TSI</text:p>
          </table:table-cell>
          <table:table-cell/>
          <table:table-cell table:style-name="ce8" office:value-type="string" calcext:value-type="string">
            <text:p>RKF45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4"/>
          <table:table-cell table:style-name="ce8" office:value-type="string" calcext:value-type="string">
            <text:p>RKF45</text:p>
          </table:table-cell>
          <table:table-cell/>
          <table:table-cell table:style-name="ce8" office:value-type="string" calcext:value-type="string">
            <text:p>RKF78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2"/>
          <table:table-cell table:style-name="ce8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D9]" office:value-type="float" office:value="-2585.25675530863" calcext:value-type="float">
            <text:p>-2585.2567553086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F33]" office:value-type="float" office:value="0" calcext:value-type="float">
            <text:p>0</text:p>
          </table:table-cell>
          <table:table-cell/>
          <table:table-cell table:style-name="ce11" table:formula="of:=[.F21]" office:value-type="float" office:value="-2585.25675530808" calcext:value-type="float">
            <text:p>-2585.2567553081</text:p>
          </table:table-cell>
          <table:table-cell/>
          <table:table-cell table:formula="of:=[.M33]/[.O33]" office:value-type="float" office:value="-0" calcext:value-type="float">
            <text:p>0</text:p>
          </table:table-cell>
          <table:table-cell table:formula="of:=[.M33]-[.O33]" office:value-type="float" office:value="2585.25675530808" calcext:value-type="float">
            <text:p>2.59E+003</text:p>
          </table:table-cell>
          <table:table-cell/>
          <table:table-cell table:style-name="ce10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D10]" office:value-type="float" office:value="692.726823760689" calcext:value-type="float">
            <text:p>692.7268237607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F34]" office:value-type="float" office:value="0" calcext:value-type="float">
            <text:p>0</text:p>
          </table:table-cell>
          <table:table-cell/>
          <table:table-cell table:style-name="ce11" table:formula="of:=[.F22]" office:value-type="float" office:value="692.726823772168" calcext:value-type="float">
            <text:p>692.7268237722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692.726823772168" calcext:value-type="float">
            <text:p>-6.93E+002</text:p>
          </table:table-cell>
          <table:table-cell/>
          <table:table-cell table:style-name="ce10" table:formula="of:=SQRT([.D33]*[.D33]+[.D34]*[.D34]+[.D35]*[.D35])" office:value-type="float" office:value="3786" calcext:value-type="float">
            <text:p>3786</text:p>
          </table:table-cell>
          <table:table-cell/>
          <table:table-cell table:style-name="ce10" table:formula="of:=SQRT([.F33]*[.F33]+[.F34]*[.F34]+[.F35]*[.F35])" office:value-type="float" office:value="0" calcext:value-type="float">
            <text:p>0</text:p>
          </table:table-cell>
          <table:table-cell/>
          <table:table-cell table:formula="of:=[.T34]/[.V34]" office:value-type="string" office:string-value="" calcext:value-type="error">
            <text:p>#DIV/0!</text:p>
          </table:table-cell>
          <table:table-cell table:formula="of:=[.T34]-[.V34]" office:value-type="float" office:value="3786" calcext:value-type="float">
            <text:p>3786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D11]" office:value-type="float" office:value="2677.75522719563" calcext:value-type="float">
            <text:p>2677.7552271956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F35]" office:value-type="float" office:value="0" calcext:value-type="float">
            <text:p>0</text:p>
          </table:table-cell>
          <table:table-cell/>
          <table:table-cell table:style-name="ce11" table:formula="of:=[.F23]" office:value-type="float" office:value="2677.7552271977" calcext:value-type="float">
            <text:p>2677.7552271977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2677.7552271977" calcext:value-type="float">
            <text:p>-2.68E+003</text:p>
          </table:table-cell>
          <table:table-cell/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D12]" office:value-type="float" office:value="-0.863440136829541" calcext:value-type="float">
            <text:p>-0.8634401368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F36]" office:value-type="float" office:value="0" calcext:value-type="float">
            <text:p>0</text:p>
          </table:table-cell>
          <table:table-cell/>
          <table:table-cell table:style-name="ce11" table:formula="of:=[.F24]" office:value-type="float" office:value="-0.863440136833437" calcext:value-type="float">
            <text:p>-0.8634401368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863440136833437" calcext:value-type="float">
            <text:p>8.63E-001</text:p>
          </table:table-cell>
          <table:table-cell/>
          <table:table-cell table:style-name="ce10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D13]" office:value-type="float" office:value="-3.09157927107598" calcext:value-type="float">
            <text:p>-3.0915792711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F37]" office:value-type="float" office:value="0" calcext:value-type="float">
            <text:p>0</text:p>
          </table:table-cell>
          <table:table-cell/>
          <table:table-cell table:style-name="ce11" table:formula="of:=[.F25]" office:value-type="float" office:value="-3.09157927107056" calcext:value-type="float">
            <text:p>-3.0915792711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3.09157927107056" calcext:value-type="float">
            <text:p>3.09E+000</text:p>
          </table:table-cell>
          <table:table-cell/>
          <table:table-cell table:style-name="ce10" table:formula="of:=SQRT([.D36]*[.D36]+[.D37]*[.D37]+[.D38]*[.D38])" office:value-type="float" office:value="3.21000528555911" calcext:value-type="float">
            <text:p>3.2100052856</text:p>
          </table:table-cell>
          <table:table-cell/>
          <table:table-cell table:style-name="ce10" table:formula="of:=SQRT([.F36]*[.F36]+[.F37]*[.F37]+[.F38]*[.F38])" office:value-type="float" office:value="0" calcext:value-type="float">
            <text:p>0</text:p>
          </table:table-cell>
          <table:table-cell/>
          <table:table-cell table:formula="of:=[.T37]/[.V37]" office:value-type="string" office:string-value="" calcext:value-type="error">
            <text:p>#DIV/0!</text:p>
          </table:table-cell>
          <table:table-cell table:formula="of:=[.T37]-[.V37]" office:value-type="float" office:value="3.21000528555911" calcext:value-type="float">
            <text:p>3.2100052856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D14]" office:value-type="float" office:value="0.0272520473085771" calcext:value-type="float">
            <text:p>0.0272520473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F38]" office:value-type="float" office:value="0" calcext:value-type="float">
            <text:p>0</text:p>
          </table:table-cell>
          <table:table-cell/>
          <table:table-cell table:style-name="ce11" table:formula="of:=[.F26]" office:value-type="float" office:value="0.0272520473137547" calcext:value-type="float">
            <text:p>0.0272520473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0.0272520473137547" calcext:value-type="float">
            <text:p>-2.73E-00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D15]" office:value-type="float" office:value="65.3288926391773" calcext:value-type="float">
            <text:p>65.3288926392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F39]" office:value-type="float" office:value="0" calcext:value-type="float">
            <text:p>0</text:p>
          </table:table-cell>
          <table:table-cell/>
          <table:table-cell table:style-name="ce11" table:formula="of:=[.F27]" office:value-type="float" office:value="65.3288926391771" calcext:value-type="float">
            <text:p>65.3288926392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65.3288926391771" calcext:value-type="float">
            <text:p>-6.53E+001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8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8"/>
          <table:table-cell table:number-columns-repeated="19"/>
        </table:table-row>
        <table:table-row table:style-name="ro1">
          <table:table-cell/>
          <table:table-cell table:style-name="ce8" office:value-type="string" calcext:value-type="string">
            <text:p>Time (CPU sec)</text:p>
          </table:table-cell>
          <table:table-cell table:number-columns-repeated="3"/>
          <table:table-cell table:style-name="ce8"/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8" office:value-type="string" calcext:value-type="string">
            <text:p>TSI</text:p>
          </table:table-cell>
          <table:table-cell/>
          <table:table-cell table:style-name="ce8" office:value-type="string" calcext:value-type="string">
            <text:p>DP8(7)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4"/>
          <table:table-cell table:style-name="ce8" office:value-type="string" calcext:value-type="string">
            <text:p>RK4</text:p>
          </table:table-cell>
          <table:table-cell/>
          <table:table-cell table:style-name="ce8" office:value-type="string" calcext:value-type="string">
            <text:p>DP8(7)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2"/>
          <table:table-cell table:style-name="ce8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D9]" office:value-type="float" office:value="-2585.25675530863" calcext:value-type="float">
            <text:p>-2585.2567553086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F9]" office:value-type="float" office:value="0" calcext:value-type="float">
            <text:p>0</text:p>
          </table:table-cell>
          <table:table-cell/>
          <table:table-cell table:style-name="ce11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/>
          <table:table-cell table:style-name="ce10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D10]" office:value-type="float" office:value="692.726823760689" calcext:value-type="float">
            <text:p>692.7268237607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F10]" office:value-type="float" office:value="0" calcext:value-type="float">
            <text:p>0</text:p>
          </table:table-cell>
          <table:table-cell/>
          <table:table-cell table:style-name="ce11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/>
          <table:table-cell table:style-name="ce10" table:formula="of:=SQRT([.D45]*[.D45]+[.D46]*[.D46]+[.D47]*[.D47])" office:value-type="float" office:value="3786" calcext:value-type="float">
            <text:p>3786</text:p>
          </table:table-cell>
          <table:table-cell/>
          <table:table-cell table:style-name="ce10" table:formula="of:=SQRT([.F45]*[.F45]+[.F46]*[.F46]+[.F47]*[.F47])" office:value-type="float" office:value="0" calcext:value-type="float">
            <text:p>0</text:p>
          </table:table-cell>
          <table:table-cell/>
          <table:table-cell table:formula="of:=[.T46]/[.V46]" office:value-type="string" office:string-value="" calcext:value-type="error">
            <text:p>#DIV/0!</text:p>
          </table:table-cell>
          <table:table-cell table:formula="of:=[.T46]-[.V46]" office:value-type="float" office:value="3786" calcext:value-type="float">
            <text:p>3786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D11]" office:value-type="float" office:value="2677.75522719563" calcext:value-type="float">
            <text:p>2677.7552271956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F11]" office:value-type="float" office:value="0" calcext:value-type="float">
            <text:p>0</text:p>
          </table:table-cell>
          <table:table-cell/>
          <table:table-cell table:style-name="ce11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/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D12]" office:value-type="float" office:value="-0.863440136829541" calcext:value-type="float">
            <text:p>-0.8634401368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F12]" office:value-type="float" office:value="0" calcext:value-type="float">
            <text:p>0</text:p>
          </table:table-cell>
          <table:table-cell/>
          <table:table-cell table:style-name="ce11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/>
          <table:table-cell table:style-name="ce10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D13]" office:value-type="float" office:value="-3.09157927107598" calcext:value-type="float">
            <text:p>-3.0915792711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F13]" office:value-type="float" office:value="0" calcext:value-type="float">
            <text:p>0</text:p>
          </table:table-cell>
          <table:table-cell/>
          <table:table-cell table:style-name="ce11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/>
          <table:table-cell table:style-name="ce10" table:formula="of:=SQRT([.D48]*[.D48]+[.D49]*[.D49]+[.D50]*[.D50])" office:value-type="float" office:value="3.21000528555911" calcext:value-type="float">
            <text:p>3.2100052856</text:p>
          </table:table-cell>
          <table:table-cell/>
          <table:table-cell table:style-name="ce10" table:formula="of:=SQRT([.F48]*[.F48]+[.F49]*[.F49]+[.F50]*[.F50])" office:value-type="float" office:value="0" calcext:value-type="float">
            <text:p>0</text:p>
          </table:table-cell>
          <table:table-cell/>
          <table:table-cell table:formula="of:=[.T49]/[.V49]" office:value-type="string" office:string-value="" calcext:value-type="error">
            <text:p>#DIV/0!</text:p>
          </table:table-cell>
          <table:table-cell table:formula="of:=[.T49]-[.V49]" office:value-type="float" office:value="3.21000528555911" calcext:value-type="float">
            <text:p>3.2100052856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D14]" office:value-type="float" office:value="0.0272520473085771" calcext:value-type="float">
            <text:p>0.0272520473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F14]" office:value-type="float" office:value="0" calcext:value-type="float">
            <text:p>0</text:p>
          </table:table-cell>
          <table:table-cell/>
          <table:table-cell table:style-name="ce11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D15]" office:value-type="float" office:value="65.3288926391773" calcext:value-type="float">
            <text:p>65.3288926392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F15]" office:value-type="float" office:value="0" calcext:value-type="float">
            <text:p>0</text:p>
          </table:table-cell>
          <table:table-cell/>
          <table:table-cell table:style-name="ce11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8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8"/>
          <table:table-cell table:number-columns-repeated="19"/>
        </table:table-row>
        <table:table-row table:style-name="ro1">
          <table:table-cell/>
          <table:table-cell table:style-name="ce8" office:value-type="string" calcext:value-type="string">
            <text:p>Time (CPU sec)</text:p>
          </table:table-cell>
          <table:table-cell table:number-columns-repeated="3"/>
          <table:table-cell table:style-name="ce8"/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2"/>
          <table:table-cell table:style-name="ce8" office:value-type="string" calcext:value-type="string">
            <text:p>DP8(7)</text:p>
          </table:table-cell>
          <table:table-cell/>
          <table:table-cell table:style-name="ce8" office:value-type="string" calcext:value-type="string">
            <text:p>RKF45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11" table:formula="of:=[.F45]" office:value-type="float" office:value="0" calcext:value-type="float">
            <text:p>0</text:p>
          </table:table-cell>
          <table:table-cell/>
          <table:table-cell table:style-name="ce11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11" table:formula="of:=[.F46]" office:value-type="float" office:value="0" calcext:value-type="float">
            <text:p>0</text:p>
          </table:table-cell>
          <table:table-cell/>
          <table:table-cell table:style-name="ce11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11" table:formula="of:=[.F47]" office:value-type="float" office:value="0" calcext:value-type="float">
            <text:p>0</text:p>
          </table:table-cell>
          <table:table-cell/>
          <table:table-cell table:style-name="ce11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11" table:formula="of:=[.F48]" office:value-type="float" office:value="0" calcext:value-type="float">
            <text:p>0</text:p>
          </table:table-cell>
          <table:table-cell/>
          <table:table-cell table:style-name="ce11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11" table:formula="of:=[.F49]" office:value-type="float" office:value="0" calcext:value-type="float">
            <text:p>0</text:p>
          </table:table-cell>
          <table:table-cell/>
          <table:table-cell table:style-name="ce11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11" table:formula="of:=[.F50]" office:value-type="float" office:value="0" calcext:value-type="float">
            <text:p>0</text:p>
          </table:table-cell>
          <table:table-cell/>
          <table:table-cell table:style-name="ce11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11" table:formula="of:=[.F51]" office:value-type="float" office:value="0" calcext:value-type="float">
            <text:p>0</text:p>
          </table:table-cell>
          <table:table-cell/>
          <table:table-cell table:style-name="ce11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8" office:value-type="string" calcext:value-type="string">
            <text:p>DP8(7)</text:p>
          </table:table-cell>
          <table:table-cell/>
          <table:table-cell table:style-name="ce8" office:value-type="string" calcext:value-type="string">
            <text:p>RKF78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11" table:formula="of:=[.F45]" office:value-type="float" office:value="0" calcext:value-type="float">
            <text:p>0</text:p>
          </table:table-cell>
          <table:table-cell/>
          <table:table-cell table:style-name="ce11" table:formula="of:=[.F21]" office:value-type="float" office:value="-2585.25675530808" calcext:value-type="float">
            <text:p>-2585.2567553081</text:p>
          </table:table-cell>
          <table:table-cell/>
          <table:table-cell table:formula="of:=[.M69]/[.O69]" office:value-type="float" office:value="-0" calcext:value-type="float">
            <text:p>0</text:p>
          </table:table-cell>
          <table:table-cell table:formula="of:=[.M69]-[.O69]" office:value-type="float" office:value="2585.25675530808" calcext:value-type="float">
            <text:p>2.59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11" table:formula="of:=[.F46]" office:value-type="float" office:value="0" calcext:value-type="float">
            <text:p>0</text:p>
          </table:table-cell>
          <table:table-cell/>
          <table:table-cell table:style-name="ce11" table:formula="of:=[.F22]" office:value-type="float" office:value="692.726823772168" calcext:value-type="float">
            <text:p>692.7268237722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692.726823772168" calcext:value-type="float">
            <text:p>-6.93E+00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11" table:formula="of:=[.F47]" office:value-type="float" office:value="0" calcext:value-type="float">
            <text:p>0</text:p>
          </table:table-cell>
          <table:table-cell/>
          <table:table-cell table:style-name="ce11" table:formula="of:=[.F23]" office:value-type="float" office:value="2677.7552271977" calcext:value-type="float">
            <text:p>2677.7552271977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2677.7552271977" calcext:value-type="float">
            <text:p>-2.68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11" table:formula="of:=[.F48]" office:value-type="float" office:value="0" calcext:value-type="float">
            <text:p>0</text:p>
          </table:table-cell>
          <table:table-cell/>
          <table:table-cell table:style-name="ce11" table:formula="of:=[.F24]" office:value-type="float" office:value="-0.863440136833437" calcext:value-type="float">
            <text:p>-0.8634401368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863440136833437" calcext:value-type="float">
            <text:p>8.63E-00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11" table:formula="of:=[.F49]" office:value-type="float" office:value="0" calcext:value-type="float">
            <text:p>0</text:p>
          </table:table-cell>
          <table:table-cell/>
          <table:table-cell table:style-name="ce11" table:formula="of:=[.F25]" office:value-type="float" office:value="-3.09157927107056" calcext:value-type="float">
            <text:p>-3.0915792711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3.09157927107056" calcext:value-type="float">
            <text:p>3.09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11" table:formula="of:=[.F50]" office:value-type="float" office:value="0" calcext:value-type="float">
            <text:p>0</text:p>
          </table:table-cell>
          <table:table-cell/>
          <table:table-cell table:style-name="ce11" table:formula="of:=[.F26]" office:value-type="float" office:value="0.0272520473137547" calcext:value-type="float">
            <text:p>0.0272520473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0.0272520473137547" calcext:value-type="float">
            <text:p>-2.73E-00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11" table:formula="of:=[.F51]" office:value-type="float" office:value="0" calcext:value-type="float">
            <text:p>0</text:p>
          </table:table-cell>
          <table:table-cell/>
          <table:table-cell table:style-name="ce11" table:formula="of:=[.F27]" office:value-type="float" office:value="65.3288926391771" calcext:value-type="float">
            <text:p>65.3288926392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65.3288926391771" calcext:value-type="float">
            <text:p>-6.53E+001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End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End tol. 1e-14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End tol. 1e-14'.C4]" office:value-type="string" office:string-value="Altitude = " calcext:value-type="string">
            <text:p>Altitude = </text:p>
          </table:table-cell>
          <table:table-cell table:style-name="ce1" table:formula="of:=['End tol. 1e-14'.D4]" office:value-type="string" office:string-value="-0.6 km MOLA" calcext:value-type="string">
            <text:p>-0.6 km MOLA</text:p>
          </table:table-cell>
          <table:table-cell table:style-name="ce1" table:formula="of:=['End tol. 1e-14'.E4]" office:value-type="string" office:string-value="TSI Order = " calcext:value-type="string">
            <text:p>TSI Order = </text:p>
          </table:table-cell>
          <table:table-cell table:style-name="ce1" table:formula="of:=['End tol. 1e-14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End tol. 1e-14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End tol. 1e-14'.R4]" office:value-type="float" office:value="-0.299" calcext:value-type="float">
            <text:p>-0.2990</text:p>
          </table:table-cell>
          <table:table-cell table:number-columns-repeated="2"/>
        </table:table-row>
        <table:table-row table:style-name="ro1">
          <table:table-cell table:style-name="ce1" table:formula="of:=['End tol. 1e-14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End tol. 1e-14'.C5]" office:value-type="string" office:string-value="Latitude = " calcext:value-type="string">
            <text:p>Latitude = </text:p>
          </table:table-cell>
          <table:table-cell table:style-name="ce1" table:formula="of:=['End tol. 1e-14'.D5]" office:value-type="float" office:value="0" calcext:value-type="float">
            <text:p>0</text:p>
          </table:table-cell>
          <table:table-cell table:style-name="ce1" table:formula="of:=['End tol. 1e-14'.E5]" office:value-type="string" office:string-value="Longitude = " calcext:value-type="string">
            <text:p>Longitude = </text:p>
          </table:table-cell>
          <table:table-cell table:style-name="ce1" table:formula="of:=['End tol. 1e-14'.F5]" office:value-type="float" office:value="74.5" calcext:value-type="float">
            <text:p>74.5</text:p>
          </table:table-cell>
          <table:table-cell table:style-name="ce1" table:formula="of:=['End tol. 1e-14'.G5]" office:value-type="string" office:string-value="FPA = " calcext:value-type="string">
            <text:p>FPA = </text:p>
          </table:table-cell>
          <table:table-cell table:style-name="ce1" table:formula="of:=['End tol. 1e-14'.H5]" office:value-type="float" office:value="89" calcext:value-type="float">
            <text:p>89</text:p>
          </table:table-cell>
          <table:table-cell table:style-name="ce1" table:formula="of:=['End tol. 1e-14'.I5]" office:value-type="string" office:string-value="Azimuth = " calcext:value-type="string">
            <text:p>Azimuth = </text:p>
          </table:table-cell>
          <table:table-cell table:style-name="ce1" table:formula="of:=['End tol. 1e-14'.J5]" office:value-type="float" office:value="90" calcext:value-type="float">
            <text:p>90</text:p>
          </table:table-cell>
          <table:table-cell table:style-name="ce1" table:formula="of:=['End tol. 1e-14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End tol. 1e-14'.M5]" office:value-type="float" office:value="0.00001" calcext:value-type="float">
            <text:p>0.00001</text:p>
          </table:table-cell>
          <table:table-cell table:style-name="ce1"/>
          <table:table-cell table:style-name="ce1" table:formula="of:=['End tol. 1e-14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End tol. 1e-14'.R5]" office:value-type="float" office:value="-0.184" calcext:value-type="float">
            <text:p>-0.1840</text:p>
          </table:table-cell>
          <table:table-cell table:number-columns-repeated="2"/>
        </table:table-row>
        <table:table-row table:style-name="ro1">
          <table:table-cell table:style-name="ce1" table:formula="of:=['End tol. 1e-14'.A6]" office:value-type="string" office:string-value="Drag" calcext:value-type="string">
            <text:p>Drag</text:p>
          </table:table-cell>
          <table:table-cell table:style-name="ce1"/>
          <table:table-cell table:style-name="ce1" table:formula="of:=['End tol. 1e-14'.C6]" office:value-type="float" office:value="0" calcext:value-type="float">
            <text:p>0</text:p>
          </table:table-cell>
          <table:table-cell table:style-name="ce1" table:formula="of:=['End tol. 1e-14'.D6]" office:value-type="float" office:value="0" calcext:value-type="float">
            <text:p>0</text:p>
          </table:table-cell>
          <table:table-cell table:style-name="ce1" table:formula="of:=['End tol. 1e-14'.E6]" office:value-type="float" office:value="0" calcext:value-type="float">
            <text:p>0</text:p>
          </table:table-cell>
          <table:table-cell table:style-name="ce1"/>
          <table:table-cell table:style-name="ce1" table:formula="of:=['End tol. 1e-14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-2585.34556860633" calcext:value-type="float">
            <text:p>-2585.3455686063</text:p>
          </table:table-cell>
          <table:table-cell/>
          <table:table-cell table:style-name="ce4" table:formula="of:=['End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-2585.34556860633" calcext:value-type="float">
            <text:p>-2585.345568606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585.34556860583" calcext:value-type="float">
            <text:p>-2585.3455686058</text:p>
          </table:table-cell>
          <table:table-cell/>
          <table:table-cell table:formula="of:=[.M9]/[.O9]" office:value-type="float" office:value="-0" calcext:value-type="float">
            <text:p>0</text:p>
          </table:table-cell>
          <table:table-cell table:formula="of:=[.M9]-[.O9]" office:value-type="float" office:value="2585.34556860583" calcext:value-type="float">
            <text:p>2.59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692.415199204494" calcext:value-type="float">
            <text:p>692.4151992045</text:p>
          </table:table-cell>
          <table:table-cell/>
          <table:table-cell table:style-name="ce4" table:formula="of:=['End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692.415199204494" calcext:value-type="float">
            <text:p>692.415199204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692.415199205043" calcext:value-type="float">
            <text:p>692.415199205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692.415199205043" calcext:value-type="float">
            <text:p>-6.92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677.75007898333" calcext:value-type="float">
            <text:p>2677.7500789833</text:p>
          </table:table-cell>
          <table:table-cell/>
          <table:table-cell table:style-name="ce4" table:formula="of:=['End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677.75007898333" calcext:value-type="float">
            <text:p>2677.750078983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77.75007898287" calcext:value-type="float">
            <text:p>2677.7500789829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677.75007898287" calcext:value-type="float">
            <text:p>-2.6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863237573030831" calcext:value-type="float">
            <text:p>-0.863237573</text:p>
          </table:table-cell>
          <table:table-cell/>
          <table:table-cell table:style-name="ce4" table:formula="of:=['End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863237573030831" calcext:value-type="float">
            <text:p>-0.86323757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863237573030551" calcext:value-type="float">
            <text:p>-0.863237573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863237573030551" calcext:value-type="float">
            <text:p>8.63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3.0916387558745" calcext:value-type="float">
            <text:p>-3.0916387559</text:p>
          </table:table-cell>
          <table:table-cell/>
          <table:table-cell table:style-name="ce4" table:formula="of:=['End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3.0916387558745" calcext:value-type="float">
            <text:p>-3.091638755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3.09163875587459" calcext:value-type="float">
            <text:p>-3.0916387559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3.09163875587459" calcext:value-type="float">
            <text:p>3.09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270407783403926" calcext:value-type="float">
            <text:p>0.0270407783</text:p>
          </table:table-cell>
          <table:table-cell/>
          <table:table-cell table:style-name="ce4" table:formula="of:=['End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0270407783403926" calcext:value-type="float">
            <text:p>0.027040778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27040778340093" calcext:value-type="float">
            <text:p>0.0270407783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027040778340093" calcext:value-type="float">
            <text:p>-2.70E-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65.3288926391765" calcext:value-type="float">
            <text:p>65.3288926392</text:p>
          </table:table-cell>
          <table:table-cell/>
          <table:table-cell table:style-name="ce4" table:formula="of:=['End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65.3288926391765" calcext:value-type="float">
            <text:p>65.328892639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72" calcext:value-type="float">
            <text:p>65.3288926392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65.3288926391772" calcext:value-type="float">
            <text:p>-6.53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End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55" calcext:value-type="float">
            <text:p>55</text:p>
          </table:table-cell>
          <table:table-cell/>
          <table:table-cell table:style-name="ce1" table:formula="of:=['End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11" calcext:value-type="float">
            <text:p>0.11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585.34556860633" calcext:value-type="float">
            <text:p>-2585.3455686063</text:p>
          </table:table-cell>
          <table:table-cell/>
          <table:table-cell table:style-name="ce3" office:value-type="float" office:value="-2585.34556860583" calcext:value-type="float">
            <text:p>-2585.3455686058</text:p>
          </table:table-cell>
          <table:table-cell/>
          <table:table-cell table:style-name="ce3" office:value-type="float" office:value="1.0000000000002" calcext:value-type="float">
            <text:p>1</text:p>
          </table:table-cell>
          <table:table-cell table:style-name="ce3" office:value-type="float" office:value="-0.00000000050931703299284" calcext:value-type="float">
            <text:p>-5.0931703299284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692.415199204494" calcext:value-type="float">
            <text:p>692.4151992045</text:p>
          </table:table-cell>
          <table:table-cell/>
          <table:table-cell table:style-name="ce3" office:value-type="float" office:value="692.415199205043" calcext:value-type="float">
            <text:p>692.415199205</text:p>
          </table:table-cell>
          <table:table-cell/>
          <table:table-cell table:style-name="ce3" office:value-type="float" office:value="0.999999999999207" calcext:value-type="float">
            <text:p>1</text:p>
          </table:table-cell>
          <table:table-cell table:style-name="ce3" office:value-type="float" office:value="-0.000000000548993739357684" calcext:value-type="float">
            <text:p>-5.48993739357684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77.75007898333" calcext:value-type="float">
            <text:p>2677.7500789833</text:p>
          </table:table-cell>
          <table:table-cell/>
          <table:table-cell table:style-name="ce3" office:value-type="float" office:value="2677.75007898287" calcext:value-type="float">
            <text:p>2677.7500789829</text:p>
          </table:table-cell>
          <table:table-cell/>
          <table:table-cell table:style-name="ce3" office:value-type="float" office:value="1.00000000000017" calcext:value-type="float">
            <text:p>1</text:p>
          </table:table-cell>
          <table:table-cell table:style-name="ce3" office:value-type="float" office:value="0.000000000458385329693556" calcext:value-type="float">
            <text:p>4.58385329693556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863237573030831" calcext:value-type="float">
            <text:p>-0.863237573</text:p>
          </table:table-cell>
          <table:table-cell/>
          <table:table-cell table:style-name="ce3" office:value-type="float" office:value="-0.863237573030551" calcext:value-type="float">
            <text:p>-0.863237573</text:p>
          </table:table-cell>
          <table:table-cell/>
          <table:table-cell table:style-name="ce3" office:value-type="float" office:value="1.00000000000032" calcext:value-type="float">
            <text:p>1</text:p>
          </table:table-cell>
          <table:table-cell table:style-name="ce3" office:value-type="float" office:value="-0.000000000000279998246810464" calcext:value-type="float">
            <text:p>-2.79998246810464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3.0916387558745" calcext:value-type="float">
            <text:p>-3.0916387559</text:p>
          </table:table-cell>
          <table:table-cell/>
          <table:table-cell table:style-name="ce3" office:value-type="float" office:value="-3.09163875587459" calcext:value-type="float">
            <text:p>-3.0916387559</text:p>
          </table:table-cell>
          <table:table-cell/>
          <table:table-cell table:style-name="ce3" office:value-type="float" office:value="0.999999999999974" calcext:value-type="float">
            <text:p>1</text:p>
          </table:table-cell>
          <table:table-cell table:style-name="ce3" office:value-type="float" office:value="0.0000000000000817124146124115" calcext:value-type="float">
            <text:p>8.17124146124115E-01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270407783403926" calcext:value-type="float">
            <text:p>0.0270407783</text:p>
          </table:table-cell>
          <table:table-cell/>
          <table:table-cell table:style-name="ce3" office:value-type="float" office:value="0.027040778340093" calcext:value-type="float">
            <text:p>0.0270407783</text:p>
          </table:table-cell>
          <table:table-cell/>
          <table:table-cell table:style-name="ce3" office:value-type="float" office:value="1.00000000001108" calcext:value-type="float">
            <text:p>1</text:p>
          </table:table-cell>
          <table:table-cell table:style-name="ce3" office:value-type="float" office:value="0.00000000000029961449987681" calcext:value-type="float">
            <text:p>2.9961449987681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65" calcext:value-type="float">
            <text:p>65.3288926392</text:p>
          </table:table-cell>
          <table:table-cell/>
          <table:table-cell table:style-name="ce3" office:value-type="float" office:value="65.3288926391772" calcext:value-type="float">
            <text:p>65.3288926392</text:p>
          </table:table-cell>
          <table:table-cell/>
          <table:table-cell table:style-name="ce3" office:value-type="float" office:value="0.999999999999991" calcext:value-type="float">
            <text:p>1</text:p>
          </table:table-cell>
          <table:table-cell table:style-name="ce3" office:value-type="float" office:value="-0.000000000000611066752753686" calcext:value-type="float">
            <text:p>-6.11066752753686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21" calcext:value-type="float">
            <text:p>12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9" calcext:value-type="float">
            <text:p>0.09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585.34556860633" calcext:value-type="float">
            <text:p>-2585.345568606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585.34556860583" calcext:value-type="float">
            <text:p>-2585.3455686058</text:p>
          </table:table-cell>
          <table:table-cell/>
          <table:table-cell table:formula="of:=[.M33]/[.O33]" office:value-type="float" office:value="-0" calcext:value-type="float">
            <text:p>0</text:p>
          </table:table-cell>
          <table:table-cell table:formula="of:=[.M33]-[.O33]" office:value-type="float" office:value="2585.34556860583" calcext:value-type="float">
            <text:p>2.59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692.415199204494" calcext:value-type="float">
            <text:p>692.415199204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692.415199205043" calcext:value-type="float">
            <text:p>692.415199205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692.415199205043" calcext:value-type="float">
            <text:p>-6.92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77.75007898333" calcext:value-type="float">
            <text:p>2677.750078983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77.75007898287" calcext:value-type="float">
            <text:p>2677.7500789829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2677.75007898287" calcext:value-type="float">
            <text:p>-2.6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863237573030831" calcext:value-type="float">
            <text:p>-0.86323757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863237573030551" calcext:value-type="float">
            <text:p>-0.863237573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863237573030551" calcext:value-type="float">
            <text:p>8.63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3.0916387558745" calcext:value-type="float">
            <text:p>-3.091638755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3.09163875587459" calcext:value-type="float">
            <text:p>-3.0916387559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3.09163875587459" calcext:value-type="float">
            <text:p>3.09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270407783403926" calcext:value-type="float">
            <text:p>0.027040778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27040778340093" calcext:value-type="float">
            <text:p>0.0270407783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0.027040778340093" calcext:value-type="float">
            <text:p>-2.70E-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65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72" calcext:value-type="float">
            <text:p>65.3288926392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65.3288926391772" calcext:value-type="float">
            <text:p>-6.53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585.34556860633" calcext:value-type="float">
            <text:p>-2585.345568606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692.415199204494" calcext:value-type="float">
            <text:p>692.415199204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77.75007898333" calcext:value-type="float">
            <text:p>2677.750078983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863237573030831" calcext:value-type="float">
            <text:p>-0.86323757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3.0916387558745" calcext:value-type="float">
            <text:p>-3.091638755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270407783403926" calcext:value-type="float">
            <text:p>0.027040778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65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585.34556860583" calcext:value-type="float">
            <text:p>-2585.3455686058</text:p>
          </table:table-cell>
          <table:table-cell/>
          <table:table-cell table:formula="of:=[.M69]/[.O69]" office:value-type="float" office:value="-0" calcext:value-type="float">
            <text:p>0</text:p>
          </table:table-cell>
          <table:table-cell table:formula="of:=[.M69]-[.O69]" office:value-type="float" office:value="2585.34556860583" calcext:value-type="float">
            <text:p>2.59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692.415199205043" calcext:value-type="float">
            <text:p>692.415199205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692.415199205043" calcext:value-type="float">
            <text:p>-6.92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77.75007898287" calcext:value-type="float">
            <text:p>2677.7500789829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2677.75007898287" calcext:value-type="float">
            <text:p>-2.6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863237573030551" calcext:value-type="float">
            <text:p>-0.863237573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863237573030551" calcext:value-type="float">
            <text:p>8.63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3.09163875587459" calcext:value-type="float">
            <text:p>-3.0916387559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3.09163875587459" calcext:value-type="float">
            <text:p>3.09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27040778340093" calcext:value-type="float">
            <text:p>0.0270407783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0.027040778340093" calcext:value-type="float">
            <text:p>-2.70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72" calcext:value-type="float">
            <text:p>65.3288926392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65.3288926391772" calcext:value-type="float">
            <text:p>-6.53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08:34:52.7206371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9-07T08:35:15.847335323</dc:date>
    <dc:creator>Stacha Petrovic</dc:creator>
    <meta:editing-duration>P65DT3H55M55S</meta:editing-duration>
    <meta:editing-cycles>1160</meta:editing-cycles>
    <meta:document-statistic meta:table-count="8" meta:cell-count="3095" meta:object-count="0"/>
    <meta:user-defined meta:name="qrichtext">1</meta:user-defined>
  </office:meta>
</office:document-meta>
</file>